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inal" table:style-name="ta1">
        <table:shapes>
          <draw:frame draw:z-index="0" draw:style-name="gr1" draw:text-style-name="P1" svg:width="584.53pt" svg:height="287.63pt" svg:x="98.05pt" svg:y="460.06pt">
            <loext:p draw:notify-on-update-of-ranges="final.A1:final.A1 final.A2:final.AF2 final.A5:final.A5 final.A6:final.AF6 final.A9:final.A9 final.A10:final.AF10 final.A13:final.A13 final.A14:final.AF14 final.A17:final.A17 final.A18:final.AF18 final.A21:final.A21 final.A22:final.AF22 final.A25:final.A25 final.A26:final.AF26 final.A29:final.A29 final.A30:final.AF30 final.A33:final.A33 final.A34:final.AF3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column table:style-name="co2" table:number-columns-repeated="1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.56" calcext:value-type="float">
            <text:p>0.56</text:p>
          </table:table-cell>
          <table:table-cell office:value-type="float" office:value="0.24" calcext:value-type="float">
            <text:p>0.24</text:p>
          </table:table-cell>
          <table:table-cell office:value-type="float" office:value="0.82" calcext:value-type="float">
            <text:p>0.82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office:value-type="float" office:value="1.42" calcext:value-type="float">
            <text:p>1.42</text:p>
          </table:table-cell>
          <table:table-cell office:value-type="float" office:value="1.52" calcext:value-type="float">
            <text:p>1.52</text:p>
          </table:table-cell>
          <table:table-cell office:value-type="float" office:value="0.66" calcext:value-type="float">
            <text:p>0.66</text:p>
          </table:table-cell>
          <table:table-cell office:value-type="float" office:value="1.5" calcext:value-type="float">
            <text:p>1.5</text:p>
          </table:table-cell>
          <table:table-cell office:value-type="float" office:value="1.36" calcext:value-type="float">
            <text:p>1.36</text:p>
          </table:table-cell>
          <table:table-cell office:value-type="float" office:value="0.58" calcext:value-type="float">
            <text:p>0.58</text:p>
          </table:table-cell>
          <table:table-cell office:value-type="float" office:value="1.68" calcext:value-type="float">
            <text:p>1.68</text:p>
          </table:table-cell>
          <table:table-cell office:value-type="float" office:value="1.1" calcext:value-type="float">
            <text:p>1.1</text:p>
          </table:table-cell>
          <table:table-cell office:value-type="float" office:value="1.28" calcext:value-type="float">
            <text:p>1.28</text:p>
          </table:table-cell>
          <table:table-cell office:value-type="float" office:value="1.34" calcext:value-type="float">
            <text:p>1.34</text:p>
          </table:table-cell>
          <table:table-cell office:value-type="float" office:value="0.42" calcext:value-type="float">
            <text:p>0.42</text:p>
          </table:table-cell>
          <table:table-cell office:value-type="float" office:value="0.08" calcext:value-type="float">
            <text:p>0.08</text:p>
          </table:table-cell>
          <table:table-cell office:value-type="float" office:value="1.8" calcext:value-type="float">
            <text:p>1.8</text:p>
          </table:table-cell>
          <table:table-cell office:value-type="float" office:value="1.62" calcext:value-type="float">
            <text:p>1.62</text:p>
          </table:table-cell>
          <table:table-cell office:value-type="float" office:value="1.32" calcext:value-type="float">
            <text:p>1.32</text:p>
          </table:table-cell>
          <table:table-cell office:value-type="float" office:value="1.64" calcext:value-type="float">
            <text:p>1.64</text:p>
          </table:table-cell>
          <table:table-cell office:value-type="float" office:value="1.68" calcext:value-type="float">
            <text:p>1.6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1.38" calcext:value-type="float">
            <text:p>1.38</text:p>
          </table:table-cell>
          <table:table-cell office:value-type="float" office:value="1.74" calcext:value-type="float">
            <text:p>1.74</text:p>
          </table:table-cell>
        </table:table-row>
        <table:table-row table:style-name="ro1">
          <table:table-cell office:value-type="float" office:value="0.68586" calcext:value-type="float">
            <text:p>0.6858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2708" calcext:value-type="float">
            <text:p>0.42708</text:p>
          </table:table-cell>
          <table:table-cell office:value-type="float" office:value="0.80399" calcext:value-type="float">
            <text:p>0.80399</text:p>
          </table:table-cell>
          <table:table-cell office:value-type="float" office:value="0.47159" calcext:value-type="float">
            <text:p>0.47159</text:p>
          </table:table-cell>
          <table:table-cell office:value-type="float" office:value="0.79221" calcext:value-type="float">
            <text:p>0.79221</text:p>
          </table:table-cell>
          <table:table-cell office:value-type="float" office:value="0.84853" calcext:value-type="float">
            <text:p>0.84853</text:p>
          </table:table-cell>
          <table:table-cell office:value-type="float" office:value="0.58686" calcext:value-type="float">
            <text:p>0.58686</text:p>
          </table:table-cell>
          <table:table-cell office:value-type="float" office:value="1.00499" calcext:value-type="float">
            <text:p>1.00499</text:p>
          </table:table-cell>
          <table:table-cell office:value-type="float" office:value="0.93467" calcext:value-type="float">
            <text:p>0.93467</text:p>
          </table:table-cell>
          <table:table-cell office:value-type="float" office:value="1.0787" calcext:value-type="float">
            <text:p>1.0787</text:p>
          </table:table-cell>
          <table:table-cell office:value-type="float" office:value="1.15308" calcext:value-type="float">
            <text:p>1.15308</text:p>
          </table:table-cell>
          <table:table-cell office:value-type="float" office:value="0.92973" calcext:value-type="float">
            <text:p>0.92973</text:p>
          </table:table-cell>
          <table:table-cell office:value-type="float" office:value="1.5" calcext:value-type="float">
            <text:p>1.5</text:p>
          </table:table-cell>
          <table:table-cell office:value-type="float" office:value="1.2126" calcext:value-type="float">
            <text:p>1.2126</text:p>
          </table:table-cell>
          <table:table-cell office:value-type="float" office:value="0.69541" calcext:value-type="float">
            <text:p>0.69541</text:p>
          </table:table-cell>
          <table:table-cell office:value-type="float" office:value="1.39198" calcext:value-type="float">
            <text:p>1.39198</text:p>
          </table:table-cell>
          <table:table-cell office:value-type="float" office:value="1.04403" calcext:value-type="float">
            <text:p>1.04403</text:p>
          </table:table-cell>
          <table:table-cell office:value-type="float" office:value="1.21721" calcext:value-type="float">
            <text:p>1.21721</text:p>
          </table:table-cell>
          <table:table-cell office:value-type="float" office:value="1.10653" calcext:value-type="float">
            <text:p>1.10653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27129" calcext:value-type="float">
            <text:p>0.27129</text:p>
          </table:table-cell>
          <table:table-cell office:value-type="float" office:value="1.29615" calcext:value-type="float">
            <text:p>1.29615</text:p>
          </table:table-cell>
          <table:table-cell office:value-type="float" office:value="1.30981" calcext:value-type="float">
            <text:p>1.30981</text:p>
          </table:table-cell>
          <table:table-cell office:value-type="float" office:value="1.08517" calcext:value-type="float">
            <text:p>1.08517</text:p>
          </table:table-cell>
          <table:table-cell office:value-type="float" office:value="1.10923" calcext:value-type="float">
            <text:p>1.10923</text:p>
          </table:table-cell>
          <table:table-cell office:value-type="float" office:value="1.04766" calcext:value-type="float">
            <text:p>1.04766</text:p>
          </table:table-cell>
          <table:table-cell office:value-type="float" office:value="0.14" calcext:value-type="float">
            <text:p>0.14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19817" calcext:value-type="float">
            <text:p>1.19817</text:p>
          </table:table-cell>
          <table:table-cell office:value-type="float" office:value="1.50745" calcext:value-type="float">
            <text:p>1.50745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0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0.38" calcext:value-type="float">
            <text:p>0.38</text:p>
          </table:table-cell>
          <table:table-cell office:value-type="float" office:value="0.94" calcext:value-type="float">
            <text:p>0.94</text:p>
          </table:table-cell>
          <table:table-cell office:value-type="float" office:value="1.48" calcext:value-type="float">
            <text:p>1.48</text:p>
          </table:table-cell>
          <table:table-cell office:value-type="float" office:value="1.08" calcext:value-type="float">
            <text:p>1.08</text:p>
          </table:table-cell>
          <table:table-cell office:value-type="float" office:value="0.6" calcext:value-type="float">
            <text:p>0.6</text:p>
          </table:table-cell>
          <table:table-cell office:value-type="float" office:value="1.66" calcext:value-type="float">
            <text:p>1.66</text:p>
          </table:table-cell>
          <table:table-cell office:value-type="float" office:value="1.84" calcext:value-type="float">
            <text:p>1.84</text:p>
          </table:table-cell>
          <table:table-cell office:value-type="float" office:value="1.96" calcext:value-type="float">
            <text:p>1.96</text:p>
          </table:table-cell>
          <table:table-cell office:value-type="float" office:value="2.44" calcext:value-type="float">
            <text:p>2.44</text:p>
          </table:table-cell>
          <table:table-cell office:value-type="float" office:value="2.26" calcext:value-type="float">
            <text:p>2.26</text:p>
          </table:table-cell>
          <table:table-cell office:value-type="float" office:value="3.06" calcext:value-type="float">
            <text:p>3.06</text:p>
          </table:table-cell>
          <table:table-cell office:value-type="float" office:value="3" calcext:value-type="float">
            <text:p>3</text:p>
          </table:table-cell>
          <table:table-cell office:value-type="float" office:value="3.16" calcext:value-type="float">
            <text:p>3.16</text:p>
          </table:table-cell>
          <table:table-cell office:value-type="float" office:value="3.24" calcext:value-type="float">
            <text:p>3.24</text:p>
          </table:table-cell>
          <table:table-cell office:value-type="float" office:value="2.74" calcext:value-type="float">
            <text:p>2.74</text:p>
          </table:table-cell>
          <table:table-cell office:value-type="float" office:value="2.68" calcext:value-type="float">
            <text:p>2.68</text:p>
          </table:table-cell>
          <table:table-cell office:value-type="float" office:value="2.58" calcext:value-type="float">
            <text:p>2.58</text:p>
          </table:table-cell>
          <table:table-cell office:value-type="float" office:value="1.36" calcext:value-type="float">
            <text:p>1.36</text:p>
          </table:table-cell>
          <table:table-cell office:value-type="float" office:value="3.6" calcext:value-type="float">
            <text:p>3.6</text:p>
          </table:table-cell>
          <table:table-cell office:value-type="float" office:value="2.52" calcext:value-type="float">
            <text:p>2.52</text:p>
          </table:table-cell>
          <table:table-cell office:value-type="float" office:value="2.58" calcext:value-type="float">
            <text:p>2.58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98" calcext:value-type="float">
            <text:p>3.98</text:p>
          </table:table-cell>
          <table:table-cell office:value-type="float" office:value="3.7" calcext:value-type="float">
            <text:p>3.7</text:p>
          </table:table-cell>
          <table:table-cell office:value-type="float" office:value="3.84" calcext:value-type="float">
            <text:p>3.84</text:p>
          </table:table-cell>
          <table:table-cell office:value-type="float" office:value="2.38" calcext:value-type="float">
            <text:p>2.38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.0198" calcext:value-type="float">
            <text:p>1.0198</text:p>
          </table:table-cell>
          <table:table-cell office:value-type="float" office:value="0.80623" calcext:value-type="float">
            <text:p>0.80623</text:p>
          </table:table-cell>
          <table:table-cell office:value-type="float" office:value="0.66" calcext:value-type="float">
            <text:p>0.66</text:p>
          </table:table-cell>
          <table:table-cell office:value-type="float" office:value="1.02781" calcext:value-type="float">
            <text:p>1.02781</text:p>
          </table:table-cell>
          <table:table-cell office:value-type="float" office:value="1.28437" calcext:value-type="float">
            <text:p>1.28437</text:p>
          </table:table-cell>
          <table:table-cell office:value-type="float" office:value="1.07406" calcext:value-type="float">
            <text:p>1.07406</text:p>
          </table:table-cell>
          <table:table-cell office:value-type="float" office:value="0.69282" calcext:value-type="float">
            <text:p>0.69282</text:p>
          </table:table-cell>
          <table:table-cell office:value-type="float" office:value="1.58253" calcext:value-type="float">
            <text:p>1.58253</text:p>
          </table:table-cell>
          <table:table-cell office:value-type="float" office:value="1.55383" calcext:value-type="float">
            <text:p>1.55383</text:p>
          </table:table-cell>
          <table:table-cell office:value-type="float" office:value="1.62432" calcext:value-type="float">
            <text:p>1.62432</text:p>
          </table:table-cell>
          <table:table-cell office:value-type="float" office:value="1.81284" calcext:value-type="float">
            <text:p>1.81284</text:p>
          </table:table-cell>
          <table:table-cell office:value-type="float" office:value="1.86344" calcext:value-type="float">
            <text:p>1.86344</text:p>
          </table:table-cell>
          <table:table-cell office:value-type="float" office:value="1.88053" calcext:value-type="float">
            <text:p>1.88053</text:p>
          </table:table-cell>
          <table:table-cell office:value-type="float" office:value="1.96977" calcext:value-type="float">
            <text:p>1.96977</text:p>
          </table:table-cell>
          <table:table-cell office:value-type="float" office:value="2.57185" calcext:value-type="float">
            <text:p>2.57185</text:p>
          </table:table-cell>
          <table:table-cell office:value-type="float" office:value="2.68" calcext:value-type="float">
            <text:p>2.68</text:p>
          </table:table-cell>
          <table:table-cell office:value-type="float" office:value="2.13364" calcext:value-type="float">
            <text:p>2.13364</text:p>
          </table:table-cell>
          <table:table-cell office:value-type="float" office:value="1.73712" calcext:value-type="float">
            <text:p>1.73712</text:p>
          </table:table-cell>
          <table:table-cell office:value-type="float" office:value="1.85569" calcext:value-type="float">
            <text:p>1.85569</text:p>
          </table:table-cell>
          <table:table-cell office:value-type="float" office:value="1.14473" calcext:value-type="float">
            <text:p>1.14473</text:p>
          </table:table-cell>
          <table:table-cell office:value-type="float" office:value="2.50599" calcext:value-type="float">
            <text:p>2.50599</text:p>
          </table:table-cell>
          <table:table-cell office:value-type="float" office:value="1.89989" calcext:value-type="float">
            <text:p>1.89989</text:p>
          </table:table-cell>
          <table:table-cell office:value-type="float" office:value="1.98081" calcext:value-type="float">
            <text:p>1.98081</text:p>
          </table:table-cell>
          <table:table-cell office:value-type="float" office:value="1.61196" calcext:value-type="float">
            <text:p>1.61196</text:p>
          </table:table-cell>
          <table:table-cell office:value-type="float" office:value="2.06533" calcext:value-type="float">
            <text:p>2.06533</text:p>
          </table:table-cell>
          <table:table-cell office:value-type="float" office:value="2.69436" calcext:value-type="float">
            <text:p>2.69436</text:p>
          </table:table-cell>
          <table:table-cell office:value-type="float" office:value="2.24722" calcext:value-type="float">
            <text:p>2.24722</text:p>
          </table:table-cell>
          <table:table-cell office:value-type="float" office:value="2.42784" calcext:value-type="float">
            <text:p>2.42784</text:p>
          </table:table-cell>
          <table:table-cell office:value-type="float" office:value="1.82088" calcext:value-type="float">
            <text:p>1.82088</text:p>
          </table:table-cell>
          <table:table-cell office:value-type="float" office:value="2.60223" calcext:value-type="float">
            <text:p>2.60223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0"/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88" calcext:value-type="float">
            <text:p>0.88</text:p>
          </table:table-cell>
          <table:table-cell office:value-type="float" office:value="0.4" calcext:value-type="float">
            <text:p>0.4</text:p>
          </table:table-cell>
          <table:table-cell office:value-type="float" office:value="0.54" calcext:value-type="float">
            <text:p>0.54</text:p>
          </table:table-cell>
          <table:table-cell office:value-type="float" office:value="0.92" calcext:value-type="float">
            <text:p>0.92</text:p>
          </table:table-cell>
          <table:table-cell office:value-type="float" office:value="0.66" calcext:value-type="float">
            <text:p>0.66</text:p>
          </table:table-cell>
          <table:table-cell office:value-type="float" office:value="1.26" calcext:value-type="float">
            <text:p>1.26</text:p>
          </table:table-cell>
          <table:table-cell office:value-type="float" office:value="0.9" calcext:value-type="float">
            <text:p>0.9</text:p>
          </table:table-cell>
          <table:table-cell office:value-type="float" office:value="1.48" calcext:value-type="float">
            <text:p>1.48</text:p>
          </table:table-cell>
          <table:table-cell office:value-type="float" office:value="1.42" calcext:value-type="float">
            <text:p>1.42</text:p>
          </table:table-cell>
          <table:table-cell office:value-type="float" office:value="2.02" calcext:value-type="float">
            <text:p>2.02</text:p>
          </table:table-cell>
          <table:table-cell office:value-type="float" office:value="3.34" calcext:value-type="float">
            <text:p>3.34</text:p>
          </table:table-cell>
          <table:table-cell office:value-type="float" office:value="2.82" calcext:value-type="float">
            <text:p>2.82</text:p>
          </table:table-cell>
          <table:table-cell office:value-type="float" office:value="3.08" calcext:value-type="float">
            <text:p>3.08</text:p>
          </table:table-cell>
          <table:table-cell office:value-type="float" office:value="4.02" calcext:value-type="float">
            <text:p>4.02</text:p>
          </table:table-cell>
          <table:table-cell office:value-type="float" office:value="3.9" calcext:value-type="float">
            <text:p>3.9</text:p>
          </table:table-cell>
          <table:table-cell office:value-type="float" office:value="2.36" calcext:value-type="float">
            <text:p>2.36</text:p>
          </table:table-cell>
          <table:table-cell office:value-type="float" office:value="3.04" calcext:value-type="float">
            <text:p>3.04</text:p>
          </table:table-cell>
          <table:table-cell office:value-type="float" office:value="3.12" calcext:value-type="float">
            <text:p>3.12</text:p>
          </table:table-cell>
          <table:table-cell office:value-type="float" office:value="3.92" calcext:value-type="float">
            <text:p>3.9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3.7" calcext:value-type="float">
            <text:p>3.7</text:p>
          </table:table-cell>
          <table:table-cell office:value-type="float" office:value="3.86" calcext:value-type="float">
            <text:p>3.86</text:p>
          </table:table-cell>
          <table:table-cell office:value-type="float" office:value="3.18" calcext:value-type="float">
            <text:p>3.18</text:p>
          </table:table-cell>
          <table:table-cell office:value-type="float" office:value="3.62" calcext:value-type="float">
            <text:p>3.62</text:p>
          </table:table-cell>
          <table:table-cell office:value-type="float" office:value="2.22" calcext:value-type="float">
            <text:p>2.22</text:p>
          </table:table-cell>
          <table:table-cell office:value-type="float" office:value="3.18" calcext:value-type="float">
            <text:p>3.18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float" office:value="0.49153" calcext:value-type="float">
            <text:p>0.49153</text:p>
          </table:table-cell>
          <table:table-cell office:value-type="float" office:value="0.67082" calcext:value-type="float">
            <text:p>0.67082</text:p>
          </table:table-cell>
          <table:table-cell office:value-type="float" office:value="0.77872" calcext:value-type="float">
            <text:p>0.77872</text:p>
          </table:table-cell>
          <table:table-cell office:value-type="float" office:value="0.93038" calcext:value-type="float">
            <text:p>0.93038</text:p>
          </table:table-cell>
          <table:table-cell office:value-type="float" office:value="0.56569" calcext:value-type="float">
            <text:p>0.56569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1.09252" calcext:value-type="float">
            <text:p>1.09252</text:p>
          </table:table-cell>
          <table:table-cell office:value-type="float" office:value="0.76446" calcext:value-type="float">
            <text:p>0.76446</text:p>
          </table:table-cell>
          <table:table-cell office:value-type="float" office:value="0.99619" calcext:value-type="float">
            <text:p>0.99619</text:p>
          </table:table-cell>
          <table:table-cell office:value-type="float" office:value="0.98489" calcext:value-type="float">
            <text:p>0.98489</text:p>
          </table:table-cell>
          <table:table-cell office:value-type="float" office:value="1.4176" calcext:value-type="float">
            <text:p>1.4176</text:p>
          </table:table-cell>
          <table:table-cell office:value-type="float" office:value="1.47092" calcext:value-type="float">
            <text:p>1.47092</text:p>
          </table:table-cell>
          <table:table-cell office:value-type="float" office:value="1.67917" calcext:value-type="float">
            <text:p>1.67917</text:p>
          </table:table-cell>
          <table:table-cell office:value-type="float" office:value="2.16896" calcext:value-type="float">
            <text:p>2.16896</text:p>
          </table:table-cell>
          <table:table-cell office:value-type="float" office:value="2.1697" calcext:value-type="float">
            <text:p>2.1697</text:p>
          </table:table-cell>
          <table:table-cell office:value-type="float" office:value="2.07692" calcext:value-type="float">
            <text:p>2.07692</text:p>
          </table:table-cell>
          <table:table-cell office:value-type="float" office:value="3.02318" calcext:value-type="float">
            <text:p>3.02318</text:p>
          </table:table-cell>
          <table:table-cell office:value-type="float" office:value="3.01496" calcext:value-type="float">
            <text:p>3.01496</text:p>
          </table:table-cell>
          <table:table-cell office:value-type="float" office:value="1.70599" calcext:value-type="float">
            <text:p>1.70599</text:p>
          </table:table-cell>
          <table:table-cell office:value-type="float" office:value="1.5995" calcext:value-type="float">
            <text:p>1.5995</text:p>
          </table:table-cell>
          <table:table-cell office:value-type="float" office:value="1.88298" calcext:value-type="float">
            <text:p>1.88298</text:p>
          </table:table-cell>
          <table:table-cell office:value-type="float" office:value="2.25247" calcext:value-type="float">
            <text:p>2.25247</text:p>
          </table:table-cell>
          <table:table-cell office:value-type="float" office:value="2.45967" calcext:value-type="float">
            <text:p>2.45967</text:p>
          </table:table-cell>
          <table:table-cell office:value-type="float" office:value="3.03974" calcext:value-type="float">
            <text:p>3.03974</text:p>
          </table:table-cell>
          <table:table-cell office:value-type="float" office:value="3.14484" calcext:value-type="float">
            <text:p>3.14484</text:p>
          </table:table-cell>
          <table:table-cell office:value-type="float" office:value="2.79292" calcext:value-type="float">
            <text:p>2.79292</text:p>
          </table:table-cell>
          <table:table-cell office:value-type="float" office:value="2.35533" calcext:value-type="float">
            <text:p>2.35533</text:p>
          </table:table-cell>
          <table:table-cell office:value-type="float" office:value="2.39073" calcext:value-type="float">
            <text:p>2.39073</text:p>
          </table:table-cell>
          <table:table-cell office:value-type="float" office:value="1.67678" calcext:value-type="float">
            <text:p>1.67678</text:p>
          </table:table-cell>
          <table:table-cell office:value-type="float" office:value="2.15119" calcext:value-type="float">
            <text:p>2.15119</text:p>
          </table:table-cell>
          <table:table-cell office:value-type="float" office:value="3.12928" calcext:value-type="float">
            <text:p>3.12928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0"/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08" calcext:value-type="float">
            <text:p>0.08</text:p>
          </table:table-cell>
          <table:table-cell office:value-type="float" office:value="0.54" calcext:value-type="float">
            <text:p>0.54</text:p>
          </table:table-cell>
          <table:table-cell office:value-type="float" office:value="1.16" calcext:value-type="float">
            <text:p>1.1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3.56" calcext:value-type="float">
            <text:p>3.56</text:p>
          </table:table-cell>
          <table:table-cell office:value-type="float" office:value="3.14" calcext:value-type="float">
            <text:p>3.14</text:p>
          </table:table-cell>
          <table:table-cell office:value-type="float" office:value="3.28" calcext:value-type="float">
            <text:p>3.28</text:p>
          </table:table-cell>
          <table:table-cell office:value-type="float" office:value="3.46" calcext:value-type="float">
            <text:p>3.46</text:p>
          </table:table-cell>
          <table:table-cell office:value-type="float" office:value="0.96" calcext:value-type="float">
            <text:p>0.96</text:p>
          </table:table-cell>
          <table:table-cell office:value-type="float" office:value="3.62" calcext:value-type="float">
            <text:p>3.62</text:p>
          </table:table-cell>
          <table:table-cell office:value-type="float" office:value="3.92" calcext:value-type="float">
            <text:p>3.92</text:p>
          </table:table-cell>
          <table:table-cell office:value-type="float" office:value="3.36" calcext:value-type="float">
            <text:p>3.36</text:p>
          </table:table-cell>
          <table:table-cell office:value-type="float" office:value="4.22" calcext:value-type="float">
            <text:p>4.22</text:p>
          </table:table-cell>
          <table:table-cell office:value-type="float" office:value="4.66" calcext:value-type="float">
            <text:p>4.66</text:p>
          </table:table-cell>
          <table:table-cell office:value-type="float" office:value="3.74" calcext:value-type="float">
            <text:p>3.74</text:p>
          </table:table-cell>
          <table:table-cell office:value-type="float" office:value="3.58" calcext:value-type="float">
            <text:p>3.58</text:p>
          </table:table-cell>
          <table:table-cell office:value-type="float" office:value="3.9" calcext:value-type="float">
            <text:p>3.9</text:p>
          </table:table-cell>
          <table:table-cell office:value-type="float" office:value="4.44" calcext:value-type="float">
            <text:p>4.44</text:p>
          </table:table-cell>
          <table:table-cell office:value-type="float" office:value="4.88" calcext:value-type="float">
            <text:p>4.88</text:p>
          </table:table-cell>
          <table:table-cell office:value-type="float" office:value="3.86" calcext:value-type="float">
            <text:p>3.86</text:p>
          </table:table-cell>
          <table:table-cell office:value-type="float" office:value="4.38" calcext:value-type="float">
            <text:p>4.38</text:p>
          </table:table-cell>
          <table:table-cell office:value-type="float" office:value="4.54" calcext:value-type="float">
            <text:p>4.54</text:p>
          </table:table-cell>
          <table:table-cell office:value-type="float" office:value="3.34" calcext:value-type="float">
            <text:p>3.34</text:p>
          </table:table-cell>
          <table:table-cell office:value-type="float" office:value="4.9" calcext:value-type="float">
            <text:p>4.9</text:p>
          </table:table-cell>
          <table:table-cell office:value-type="float" office:value="3.38" calcext:value-type="float">
            <text:p>3.38</text:p>
          </table:table-cell>
          <table:table-cell office:value-type="float" office:value="4.42" calcext:value-type="float">
            <text:p>4.42</text:p>
          </table:table-cell>
          <table:table-cell office:value-type="float" office:value="5.04" calcext:value-type="float">
            <text:p>5.04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0.66603" calcext:value-type="float">
            <text:p>0.66603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27129" calcext:value-type="float">
            <text:p>0.27129</text:p>
          </table:table-cell>
          <table:table-cell office:value-type="float" office:value="0.72691" calcext:value-type="float">
            <text:p>0.72691</text:p>
          </table:table-cell>
          <table:table-cell office:value-type="float" office:value="1.15516" calcext:value-type="float">
            <text:p>1.15516</text:p>
          </table:table-cell>
          <table:table-cell office:value-type="float" office:value="1.20416" calcext:value-type="float">
            <text:p>1.20416</text:p>
          </table:table-cell>
          <table:table-cell office:value-type="float" office:value="1.5" calcext:value-type="float">
            <text:p>1.5</text:p>
          </table:table-cell>
          <table:table-cell office:value-type="float" office:value="2.73613" calcext:value-type="float">
            <text:p>2.73613</text:p>
          </table:table-cell>
          <table:table-cell office:value-type="float" office:value="2.06891" calcext:value-type="float">
            <text:p>2.06891</text:p>
          </table:table-cell>
          <table:table-cell office:value-type="float" office:value="2.17292" calcext:value-type="float">
            <text:p>2.17292</text:p>
          </table:table-cell>
          <table:table-cell office:value-type="float" office:value="2.13738" calcext:value-type="float">
            <text:p>2.13738</text:p>
          </table:table-cell>
          <table:table-cell office:value-type="float" office:value="1.19933" calcext:value-type="float">
            <text:p>1.19933</text:p>
          </table:table-cell>
          <table:table-cell office:value-type="float" office:value="2.66751" calcext:value-type="float">
            <text:p>2.66751</text:p>
          </table:table-cell>
          <table:table-cell office:value-type="float" office:value="2.29643" calcext:value-type="float">
            <text:p>2.29643</text:p>
          </table:table-cell>
          <table:table-cell office:value-type="float" office:value="2.2069" calcext:value-type="float">
            <text:p>2.2069</text:p>
          </table:table-cell>
          <table:table-cell office:value-type="float" office:value="2.91404" calcext:value-type="float">
            <text:p>2.91404</text:p>
          </table:table-cell>
          <table:table-cell office:value-type="float" office:value="3.20381" calcext:value-type="float">
            <text:p>3.20381</text:p>
          </table:table-cell>
          <table:table-cell office:value-type="float" office:value="2.75543" calcext:value-type="float">
            <text:p>2.75543</text:p>
          </table:table-cell>
          <table:table-cell office:value-type="float" office:value="2.42561" calcext:value-type="float">
            <text:p>2.42561</text:p>
          </table:table-cell>
          <table:table-cell office:value-type="float" office:value="2.85132" calcext:value-type="float">
            <text:p>2.85132</text:p>
          </table:table-cell>
          <table:table-cell office:value-type="float" office:value="2.76521" calcext:value-type="float">
            <text:p>2.76521</text:p>
          </table:table-cell>
          <table:table-cell office:value-type="float" office:value="3.23506" calcext:value-type="float">
            <text:p>3.23506</text:p>
          </table:table-cell>
          <table:table-cell office:value-type="float" office:value="2.91211" calcext:value-type="float">
            <text:p>2.91211</text:p>
          </table:table-cell>
          <table:table-cell office:value-type="float" office:value="2.39073" calcext:value-type="float">
            <text:p>2.39073</text:p>
          </table:table-cell>
          <table:table-cell office:value-type="float" office:value="3.19506" calcext:value-type="float">
            <text:p>3.19506</text:p>
          </table:table-cell>
          <table:table-cell office:value-type="float" office:value="2.32903" calcext:value-type="float">
            <text:p>2.32903</text:p>
          </table:table-cell>
          <table:table-cell office:value-type="float" office:value="3.08707" calcext:value-type="float">
            <text:p>3.08707</text:p>
          </table:table-cell>
          <table:table-cell office:value-type="float" office:value="2.08701" calcext:value-type="float">
            <text:p>2.08701</text:p>
          </table:table-cell>
          <table:table-cell office:value-type="float" office:value="3.25017" calcext:value-type="float">
            <text:p>3.25017</text:p>
          </table:table-cell>
          <table:table-cell office:value-type="float" office:value="3.75212" calcext:value-type="float">
            <text:p>3.75212</text:p>
          </table:table-cell>
          <table:table-cell office:value-type="float" office:value="2.91094" calcext:value-type="float">
            <text:p>2.91094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0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0.26" calcext:value-type="float">
            <text:p>0.26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2.66" calcext:value-type="float">
            <text:p>2.66</text:p>
          </table:table-cell>
          <table:table-cell office:value-type="float" office:value="3.14" calcext:value-type="float">
            <text:p>3.14</text:p>
          </table:table-cell>
          <table:table-cell office:value-type="float" office:value="3.54" calcext:value-type="float">
            <text:p>3.54</text:p>
          </table:table-cell>
          <table:table-cell office:value-type="float" office:value="3.64" calcext:value-type="float">
            <text:p>3.64</text:p>
          </table:table-cell>
          <table:table-cell office:value-type="float" office:value="3.28" calcext:value-type="float">
            <text:p>3.28</text:p>
          </table:table-cell>
          <table:table-cell office:value-type="float" office:value="3.82" calcext:value-type="float">
            <text:p>3.82</text:p>
          </table:table-cell>
          <table:table-cell office:value-type="float" office:value="3.34" calcext:value-type="float">
            <text:p>3.34</text:p>
          </table:table-cell>
          <table:table-cell office:value-type="float" office:value="3.38" calcext:value-type="float">
            <text:p>3.38</text:p>
          </table:table-cell>
          <table:table-cell office:value-type="float" office:value="3.18" calcext:value-type="float">
            <text:p>3.18</text:p>
          </table:table-cell>
          <table:table-cell office:value-type="float" office:value="4.12" calcext:value-type="float">
            <text:p>4.12</text:p>
          </table:table-cell>
          <table:table-cell office:value-type="float" office:value="4.4" calcext:value-type="float">
            <text:p>4.4</text:p>
          </table:table-cell>
          <table:table-cell office:value-type="float" office:value="3.92" calcext:value-type="float">
            <text:p>3.92</text:p>
          </table:table-cell>
          <table:table-cell office:value-type="float" office:value="3.74" calcext:value-type="float">
            <text:p>3.74</text:p>
          </table:table-cell>
          <table:table-cell office:value-type="float" office:value="4.36" calcext:value-type="float">
            <text:p>4.36</text:p>
          </table:table-cell>
          <table:table-cell office:value-type="float" office:value="0.52" calcext:value-type="float">
            <text:p>0.52</text:p>
          </table:table-cell>
          <table:table-cell office:value-type="float" office:value="4.44" calcext:value-type="float">
            <text:p>4.44</text:p>
          </table:table-cell>
          <table:table-cell office:value-type="float" office:value="3.76" calcext:value-type="float">
            <text:p>3.76</text:p>
          </table:table-cell>
          <table:table-cell office:value-type="float" office:value="5.7" calcext:value-type="float">
            <text:p>5.7</text:p>
          </table:table-cell>
          <table:table-cell office:value-type="float" office:value="4.32" calcext:value-type="float">
            <text:p>4.32</text:p>
          </table:table-cell>
          <table:table-cell office:value-type="float" office:value="4.22" calcext:value-type="float">
            <text:p>4.22</text:p>
          </table:table-cell>
          <table:table-cell office:value-type="float" office:value="2.3" calcext:value-type="float">
            <text:p>2.3</text:p>
          </table:table-cell>
          <table:table-cell office:value-type="float" office:value="3.72" calcext:value-type="float">
            <text:p>3.72</text:p>
          </table:table-cell>
          <table:table-cell office:value-type="float" office:value="5.5" calcext:value-type="float">
            <text:p>5.5</text:p>
          </table:table-cell>
          <table:table-cell office:value-type="float" office:value="4.18" calcext:value-type="float">
            <text:p>4.18</text:p>
          </table:table-cell>
          <table:table-cell office:value-type="float" office:value="5.18" calcext:value-type="float">
            <text:p>5.18</text:p>
          </table:table-cell>
          <table:table-cell office:value-type="float" office:value="5.66" calcext:value-type="float">
            <text:p>5.66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38158" calcext:value-type="float">
            <text:p>0.38158</text:p>
          </table:table-cell>
          <table:table-cell office:value-type="float" office:value="0.52192" calcext:value-type="float">
            <text:p>0.52192</text:p>
          </table:table-cell>
          <table:table-cell office:value-type="float" office:value="1.06301" calcext:value-type="float">
            <text:p>1.06301</text:p>
          </table:table-cell>
          <table:table-cell office:value-type="float" office:value="1.15326" calcext:value-type="float">
            <text:p>1.15326</text:p>
          </table:table-cell>
          <table:table-cell office:value-type="float" office:value="2.2236" calcext:value-type="float">
            <text:p>2.2236</text:p>
          </table:table-cell>
          <table:table-cell office:value-type="float" office:value="2.26283" calcext:value-type="float">
            <text:p>2.26283</text:p>
          </table:table-cell>
          <table:table-cell office:value-type="float" office:value="2.89972" calcext:value-type="float">
            <text:p>2.89972</text:p>
          </table:table-cell>
          <table:table-cell office:value-type="float" office:value="2.66653" calcext:value-type="float">
            <text:p>2.66653</text:p>
          </table:table-cell>
          <table:table-cell office:value-type="float" office:value="1.84434" calcext:value-type="float">
            <text:p>1.84434</text:p>
          </table:table-cell>
          <table:table-cell office:value-type="float" office:value="2.48749" calcext:value-type="float">
            <text:p>2.48749</text:p>
          </table:table-cell>
          <table:table-cell office:value-type="float" office:value="1.90379" calcext:value-type="float">
            <text:p>1.90379</text:p>
          </table:table-cell>
          <table:table-cell office:value-type="float" office:value="2.12499" calcext:value-type="float">
            <text:p>2.12499</text:p>
          </table:table-cell>
          <table:table-cell office:value-type="float" office:value="2.11367" calcext:value-type="float">
            <text:p>2.11367</text:p>
          </table:table-cell>
          <table:table-cell office:value-type="float" office:value="3.36238" calcext:value-type="float">
            <text:p>3.36238</text:p>
          </table:table-cell>
          <table:table-cell office:value-type="float" office:value="3.18748" calcext:value-type="float">
            <text:p>3.18748</text:p>
          </table:table-cell>
          <table:table-cell office:value-type="float" office:value="2.25247" calcext:value-type="float">
            <text:p>2.25247</text:p>
          </table:table-cell>
          <table:table-cell office:value-type="float" office:value="1.96784" calcext:value-type="float">
            <text:p>1.96784</text:p>
          </table:table-cell>
          <table:table-cell office:value-type="float" office:value="2.52" calcext:value-type="float">
            <text:p>2.52</text:p>
          </table:table-cell>
          <table:table-cell office:value-type="float" office:value="0.69971" calcext:value-type="float">
            <text:p>0.69971</text:p>
          </table:table-cell>
          <table:table-cell office:value-type="float" office:value="2.85769" calcext:value-type="float">
            <text:p>2.85769</text:p>
          </table:table-cell>
          <table:table-cell office:value-type="float" office:value="2.51841" calcext:value-type="float">
            <text:p>2.51841</text:p>
          </table:table-cell>
          <table:table-cell office:value-type="float" office:value="3.87943" calcext:value-type="float">
            <text:p>3.87943</text:p>
          </table:table-cell>
          <table:table-cell office:value-type="float" office:value="2.58797" calcext:value-type="float">
            <text:p>2.58797</text:p>
          </table:table-cell>
          <table:table-cell office:value-type="float" office:value="3.08084" calcext:value-type="float">
            <text:p>3.08084</text:p>
          </table:table-cell>
          <table:table-cell office:value-type="float" office:value="1.78045" calcext:value-type="float">
            <text:p>1.78045</text:p>
          </table:table-cell>
          <table:table-cell office:value-type="float" office:value="1.88722" calcext:value-type="float">
            <text:p>1.88722</text:p>
          </table:table-cell>
          <table:table-cell office:value-type="float" office:value="4.3" calcext:value-type="float">
            <text:p>4.3</text:p>
          </table:table-cell>
          <table:table-cell office:value-type="float" office:value="3.14127" calcext:value-type="float">
            <text:p>3.14127</text:p>
          </table:table-cell>
          <table:table-cell office:value-type="float" office:value="3.27835" calcext:value-type="float">
            <text:p>3.27835</text:p>
          </table:table-cell>
          <table:table-cell office:value-type="float" office:value="3.3203" calcext:value-type="float">
            <text:p>3.3203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0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6" calcext:value-type="float">
            <text:p>0.16</text:p>
          </table:table-cell>
          <table:table-cell office:value-type="float" office:value="0.04" calcext:value-type="float">
            <text:p>0.04</text:p>
          </table:table-cell>
          <table:table-cell office:value-type="float" office:value="0.42" calcext:value-type="float">
            <text:p>0.4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32" calcext:value-type="float">
            <text:p>0.32</text:p>
          </table:table-cell>
          <table:table-cell office:value-type="float" office:value="0.26" calcext:value-type="float">
            <text:p>0.26</text:p>
          </table:table-cell>
          <table:table-cell office:value-type="float" office:value="1.24" calcext:value-type="float">
            <text:p>1.24</text:p>
          </table:table-cell>
          <table:table-cell office:value-type="float" office:value="0.74" calcext:value-type="float">
            <text:p>0.74</text:p>
          </table:table-cell>
          <table:table-cell office:value-type="float" office:value="0.98" calcext:value-type="float">
            <text:p>0.98</text:p>
          </table:table-cell>
          <table:table-cell office:value-type="float" office:value="2.7" calcext:value-type="float">
            <text:p>2.7</text:p>
          </table:table-cell>
          <table:table-cell office:value-type="float" office:value="3.02" calcext:value-type="float">
            <text:p>3.02</text:p>
          </table:table-cell>
          <table:table-cell office:value-type="float" office:value="2.92" calcext:value-type="float">
            <text:p>2.92</text:p>
          </table:table-cell>
          <table:table-cell office:value-type="float" office:value="3.36" calcext:value-type="float">
            <text:p>3.36</text:p>
          </table:table-cell>
          <table:table-cell office:value-type="float" office:value="2.82" calcext:value-type="float">
            <text:p>2.82</text:p>
          </table:table-cell>
          <table:table-cell office:value-type="float" office:value="0.46" calcext:value-type="float">
            <text:p>0.46</text:p>
          </table:table-cell>
          <table:table-cell office:value-type="float" office:value="3.42" calcext:value-type="float">
            <text:p>3.42</text:p>
          </table:table-cell>
          <table:table-cell office:value-type="float" office:value="3.38" calcext:value-type="float">
            <text:p>3.38</text:p>
          </table:table-cell>
          <table:table-cell office:value-type="float" office:value="3.46" calcext:value-type="float">
            <text:p>3.46</text:p>
          </table:table-cell>
          <table:table-cell office:value-type="float" office:value="3.52" calcext:value-type="float">
            <text:p>3.52</text:p>
          </table:table-cell>
          <table:table-cell office:value-type="float" office:value="4.24" calcext:value-type="float">
            <text:p>4.24</text:p>
          </table:table-cell>
          <table:table-cell office:value-type="float" office:value="4.7" calcext:value-type="float">
            <text:p>4.7</text:p>
          </table:table-cell>
          <table:table-cell office:value-type="float" office:value="3.44" calcext:value-type="float">
            <text:p>3.44</text:p>
          </table:table-cell>
          <table:table-cell office:value-type="float" office:value="4.04" calcext:value-type="float">
            <text:p>4.04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4.52" calcext:value-type="float">
            <text:p>4.52</text:p>
          </table:table-cell>
          <table:table-cell office:value-type="float" office:value="4.5" calcext:value-type="float">
            <text:p>4.5</text:p>
          </table:table-cell>
          <table:table-cell office:value-type="float" office:value="3.88" calcext:value-type="float">
            <text:p>3.8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0.44721" calcext:value-type="float">
            <text:p>0.44721</text:p>
          </table:table-cell>
          <table:table-cell office:value-type="float" office:value="0.36661" calcext:value-type="float">
            <text:p>0.36661</text:p>
          </table:table-cell>
          <table:table-cell office:value-type="float" office:value="0.19596" calcext:value-type="float">
            <text:p>0.19596</text:p>
          </table:table-cell>
          <table:table-cell office:value-type="float" office:value="0.6353" calcext:value-type="float">
            <text:p>0.6353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4553" calcext:value-type="float">
            <text:p>0.54553</text:p>
          </table:table-cell>
          <table:table-cell office:value-type="float" office:value="0.48208" calcext:value-type="float">
            <text:p>0.48208</text:p>
          </table:table-cell>
          <table:table-cell office:value-type="float" office:value="1.47729" calcext:value-type="float">
            <text:p>1.47729</text:p>
          </table:table-cell>
          <table:table-cell office:value-type="float" office:value="0.79524" calcext:value-type="float">
            <text:p>0.79524</text:p>
          </table:table-cell>
          <table:table-cell office:value-type="float" office:value="1.14" calcext:value-type="float">
            <text:p>1.14</text:p>
          </table:table-cell>
          <table:table-cell office:value-type="float" office:value="1.73494" calcext:value-type="float">
            <text:p>1.73494</text:p>
          </table:table-cell>
          <table:table-cell office:value-type="float" office:value="1.67917" calcext:value-type="float">
            <text:p>1.67917</text:p>
          </table:table-cell>
          <table:table-cell office:value-type="float" office:value="1.98837" calcext:value-type="float">
            <text:p>1.98837</text:p>
          </table:table-cell>
          <table:table-cell office:value-type="float" office:value="2.56718" calcext:value-type="float">
            <text:p>2.56718</text:p>
          </table:table-cell>
          <table:table-cell office:value-type="float" office:value="2.1789" calcext:value-type="float">
            <text:p>2.1789</text:p>
          </table:table-cell>
          <table:table-cell office:value-type="float" office:value="0.63906" calcext:value-type="float">
            <text:p>0.63906</text:p>
          </table:table-cell>
          <table:table-cell office:value-type="float" office:value="1.58858" calcext:value-type="float">
            <text:p>1.58858</text:p>
          </table:table-cell>
          <table:table-cell office:value-type="float" office:value="2.66751" calcext:value-type="float">
            <text:p>2.66751</text:p>
          </table:table-cell>
          <table:table-cell office:value-type="float" office:value="2.63219" calcext:value-type="float">
            <text:p>2.63219</text:p>
          </table:table-cell>
          <table:table-cell office:value-type="float" office:value="2.46771" calcext:value-type="float">
            <text:p>2.46771</text:p>
          </table:table-cell>
          <table:table-cell office:value-type="float" office:value="2.94998" calcext:value-type="float">
            <text:p>2.94998</text:p>
          </table:table-cell>
          <table:table-cell office:value-type="float" office:value="3.38378" calcext:value-type="float">
            <text:p>3.38378</text:p>
          </table:table-cell>
          <table:table-cell office:value-type="float" office:value="2.3079" calcext:value-type="float">
            <text:p>2.3079</text:p>
          </table:table-cell>
          <table:table-cell office:value-type="float" office:value="2.45732" calcext:value-type="float">
            <text:p>2.45732</text:p>
          </table:table-cell>
          <table:table-cell office:value-type="float" office:value="2.61534" calcext:value-type="float">
            <text:p>2.61534</text:p>
          </table:table-cell>
          <table:table-cell office:value-type="float" office:value="0" calcext:value-type="float">
            <text:p>0</text:p>
          </table:table-cell>
          <table:table-cell office:value-type="float" office:value="3.08052" calcext:value-type="float">
            <text:p>3.08052</text:p>
          </table:table-cell>
          <table:table-cell office:value-type="float" office:value="2.87924" calcext:value-type="float">
            <text:p>2.87924</text:p>
          </table:table-cell>
          <table:table-cell office:value-type="float" office:value="3.06359" calcext:value-type="float">
            <text:p>3.06359</text:p>
          </table:table-cell>
          <table:table-cell office:value-type="float" office:value="2.25424" calcext:value-type="float">
            <text:p>2.25424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0.44" calcext:value-type="float">
            <text:p>0.44</text:p>
          </table:table-cell>
          <table:table-cell office:value-type="float" office:value="1.7" calcext:value-type="float">
            <text:p>1.7</text:p>
          </table:table-cell>
          <table:table-cell office:value-type="float" office:value="2.46" calcext:value-type="float">
            <text:p>2.46</text:p>
          </table:table-cell>
          <table:table-cell office:value-type="float" office:value="2.94" calcext:value-type="float">
            <text:p>2.94</text:p>
          </table:table-cell>
          <table:table-cell office:value-type="float" office:value="2.88" calcext:value-type="float">
            <text:p>2.88</text:p>
          </table:table-cell>
          <table:table-cell office:value-type="float" office:value="4.52" calcext:value-type="float">
            <text:p>4.52</text:p>
          </table:table-cell>
          <table:table-cell office:value-type="float" office:value="3.96" calcext:value-type="float">
            <text:p>3.96</text:p>
          </table:table-cell>
          <table:table-cell office:value-type="float" office:value="4.9" calcext:value-type="float">
            <text:p>4.9</text:p>
          </table:table-cell>
          <table:table-cell office:value-type="float" office:value="3.68" calcext:value-type="float">
            <text:p>3.68</text:p>
          </table:table-cell>
          <table:table-cell office:value-type="float" office:value="4.66" calcext:value-type="float">
            <text:p>4.66</text:p>
          </table:table-cell>
          <table:table-cell office:value-type="float" office:value="4.5" calcext:value-type="float">
            <text:p>4.5</text:p>
          </table:table-cell>
          <table:table-cell office:value-type="float" office:value="3.86" calcext:value-type="float">
            <text:p>3.86</text:p>
          </table:table-cell>
          <table:table-cell office:value-type="float" office:value="3.24" calcext:value-type="float">
            <text:p>3.24</text:p>
          </table:table-cell>
          <table:table-cell office:value-type="float" office:value="4.56" calcext:value-type="float">
            <text:p>4.56</text:p>
          </table:table-cell>
          <table:table-cell office:value-type="float" office:value="4.08" calcext:value-type="float">
            <text:p>4.08</text:p>
          </table:table-cell>
          <table:table-cell office:value-type="float" office:value="3.8" calcext:value-type="float">
            <text:p>3.8</text:p>
          </table:table-cell>
          <table:table-cell office:value-type="float" office:value="4.3" calcext:value-type="float">
            <text:p>4.3</text:p>
          </table:table-cell>
          <table:table-cell office:value-type="float" office:value="4.22" calcext:value-type="float">
            <text:p>4.22</text:p>
          </table:table-cell>
          <table:table-cell office:value-type="float" office:value="3.84" calcext:value-type="float">
            <text:p>3.84</text:p>
          </table:table-cell>
          <table:table-cell office:value-type="float" office:value="4.42" calcext:value-type="float">
            <text:p>4.42</text:p>
          </table:table-cell>
          <table:table-cell office:value-type="float" office:value="4.64" calcext:value-type="float">
            <text:p>4.64</text:p>
          </table:table-cell>
          <table:table-cell office:value-type="float" office:value="4.42" calcext:value-type="float">
            <text:p>4.42</text:p>
          </table:table-cell>
          <table:table-cell office:value-type="float" office:value="3.88" calcext:value-type="float">
            <text:p>3.88</text:p>
          </table:table-cell>
          <table:table-cell office:value-type="float" office:value="4.1" calcext:value-type="float">
            <text:p>4.1</text:p>
          </table:table-cell>
          <table:table-cell office:value-type="float" office:value="4.76" calcext:value-type="float">
            <text:p>4.76</text:p>
          </table:table-cell>
          <table:table-cell office:value-type="float" office:value="4.62" calcext:value-type="float">
            <text:p>4.62</text:p>
          </table:table-cell>
          <table:table-cell office:value-type="float" office:value="4.24" calcext:value-type="float">
            <text:p>4.24</text:p>
          </table:table-cell>
          <table:table-cell office:value-type="float" office:value="4.54" calcext:value-type="float">
            <text:p>4.54</text:p>
          </table:table-cell>
          <table:table-cell office:value-type="float" office:value="5.42" calcext:value-type="float">
            <text:p>5.42</text:p>
          </table:table-cell>
          <table:table-cell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0.69742" calcext:value-type="float">
            <text:p>0.69742</text:p>
          </table:table-cell>
          <table:table-cell office:value-type="float" office:value="0.7526" calcext:value-type="float">
            <text:p>0.7526</text:p>
          </table:table-cell>
          <table:table-cell office:value-type="float" office:value="1.34536" calcext:value-type="float">
            <text:p>1.34536</text:p>
          </table:table-cell>
          <table:table-cell office:value-type="float" office:value="1.48607" calcext:value-type="float">
            <text:p>1.48607</text:p>
          </table:table-cell>
          <table:table-cell office:value-type="float" office:value="1.99409" calcext:value-type="float">
            <text:p>1.99409</text:p>
          </table:table-cell>
          <table:table-cell office:value-type="float" office:value="1.84" calcext:value-type="float">
            <text:p>1.84</text:p>
          </table:table-cell>
          <table:table-cell office:value-type="float" office:value="3.26337" calcext:value-type="float">
            <text:p>3.26337</text:p>
          </table:table-cell>
          <table:table-cell office:value-type="float" office:value="2.43278" calcext:value-type="float">
            <text:p>2.43278</text:p>
          </table:table-cell>
          <table:table-cell office:value-type="float" office:value="3.37194" calcext:value-type="float">
            <text:p>3.37194</text:p>
          </table:table-cell>
          <table:table-cell office:value-type="float" office:value="2.59569" calcext:value-type="float">
            <text:p>2.59569</text:p>
          </table:table-cell>
          <table:table-cell office:value-type="float" office:value="3.88129" calcext:value-type="float">
            <text:p>3.88129</text:p>
          </table:table-cell>
          <table:table-cell office:value-type="float" office:value="3.00167" calcext:value-type="float">
            <text:p>3.00167</text:p>
          </table:table-cell>
          <table:table-cell office:value-type="float" office:value="2.97328" calcext:value-type="float">
            <text:p>2.97328</text:p>
          </table:table-cell>
          <table:table-cell office:value-type="float" office:value="1.97545" calcext:value-type="float">
            <text:p>1.97545</text:p>
          </table:table-cell>
          <table:table-cell office:value-type="float" office:value="2.87165" calcext:value-type="float">
            <text:p>2.87165</text:p>
          </table:table-cell>
          <table:table-cell office:value-type="float" office:value="3.02549" calcext:value-type="float">
            <text:p>3.02549</text:p>
          </table:table-cell>
          <table:table-cell office:value-type="float" office:value="2.2" calcext:value-type="float">
            <text:p>2.2</text:p>
          </table:table-cell>
          <table:table-cell office:value-type="float" office:value="3.09354" calcext:value-type="float">
            <text:p>3.09354</text:p>
          </table:table-cell>
          <table:table-cell office:value-type="float" office:value="3.57374" calcext:value-type="float">
            <text:p>3.57374</text:p>
          </table:table-cell>
          <table:table-cell office:value-type="float" office:value="2.58735" calcext:value-type="float">
            <text:p>2.58735</text:p>
          </table:table-cell>
          <table:table-cell office:value-type="float" office:value="3.23784" calcext:value-type="float">
            <text:p>3.23784</text:p>
          </table:table-cell>
          <table:table-cell office:value-type="float" office:value="3.22341" calcext:value-type="float">
            <text:p>3.22341</text:p>
          </table:table-cell>
          <table:table-cell office:value-type="float" office:value="2.48266" calcext:value-type="float">
            <text:p>2.48266</text:p>
          </table:table-cell>
          <table:table-cell office:value-type="float" office:value="2.16" calcext:value-type="float">
            <text:p>2.16</text:p>
          </table:table-cell>
          <table:table-cell office:value-type="float" office:value="2.82312" calcext:value-type="float">
            <text:p>2.82312</text:p>
          </table:table-cell>
          <table:table-cell office:value-type="float" office:value="3.46156" calcext:value-type="float">
            <text:p>3.46156</text:p>
          </table:table-cell>
          <table:table-cell office:value-type="float" office:value="3.07174" calcext:value-type="float">
            <text:p>3.07174</text:p>
          </table:table-cell>
          <table:table-cell office:value-type="float" office:value="3.102" calcext:value-type="float">
            <text:p>3.102</text:p>
          </table:table-cell>
          <table:table-cell office:value-type="float" office:value="3.22" calcext:value-type="float">
            <text:p>3.22</text:p>
          </table:table-cell>
          <table:table-cell office:value-type="float" office:value="3.33521" calcext:value-type="float">
            <text:p>3.33521</text:p>
          </table:table-cell>
          <table:table-cell office:value-type="float" office:value="3.08551" calcext:value-type="float">
            <text:p>3.08551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0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8" calcext:value-type="float">
            <text:p>0.68</text:p>
          </table:table-cell>
          <table:table-cell office:value-type="float" office:value="0.3" calcext:value-type="float">
            <text:p>0.3</text:p>
          </table:table-cell>
          <table:table-cell office:value-type="float" office:value="0.62" calcext:value-type="float">
            <text:p>0.62</text:p>
          </table:table-cell>
          <table:table-cell office:value-type="float" office:value="1.76" calcext:value-type="float">
            <text:p>1.76</text:p>
          </table:table-cell>
          <table:table-cell office:value-type="float" office:value="1.4" calcext:value-type="float">
            <text:p>1.4</text:p>
          </table:table-cell>
          <table:table-cell office:value-type="float" office:value="2.52" calcext:value-type="float">
            <text:p>2.5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48" calcext:value-type="float">
            <text:p>3.48</text:p>
          </table:table-cell>
          <table:table-cell office:value-type="float" office:value="3.2" calcext:value-type="float">
            <text:p>3.2</text:p>
          </table:table-cell>
          <table:table-cell office:value-type="float" office:value="3.52" calcext:value-type="float">
            <text:p>3.52</text:p>
          </table:table-cell>
          <table:table-cell office:value-type="float" office:value="4.36" calcext:value-type="float">
            <text:p>4.36</text:p>
          </table:table-cell>
          <table:table-cell office:value-type="float" office:value="3.46" calcext:value-type="float">
            <text:p>3.46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office:value-type="float" office:value="4.36" calcext:value-type="float">
            <text:p>4.36</text:p>
          </table:table-cell>
          <table:table-cell office:value-type="float" office:value="4.54" calcext:value-type="float">
            <text:p>4.54</text:p>
          </table:table-cell>
          <table:table-cell office:value-type="float" office:value="4" calcext:value-type="float">
            <text:p>4</text:p>
          </table:table-cell>
          <table:table-cell office:value-type="float" office:value="3.82" calcext:value-type="float">
            <text:p>3.82</text:p>
          </table:table-cell>
          <table:table-cell office:value-type="float" office:value="4.24" calcext:value-type="float">
            <text:p>4.24</text:p>
          </table:table-cell>
          <table:table-cell office:value-type="float" office:value="4.28" calcext:value-type="float">
            <text:p>4.28</text:p>
          </table:table-cell>
          <table:table-cell office:value-type="float" office:value="4.24" calcext:value-type="float">
            <text:p>4.24</text:p>
          </table:table-cell>
          <table:table-cell office:value-type="float" office:value="6.04" calcext:value-type="float">
            <text:p>6.04</text:p>
          </table:table-cell>
          <table:table-cell office:value-type="float" office:value="5.68" calcext:value-type="float">
            <text:p>5.68</text:p>
          </table:table-cell>
          <table:table-cell office:value-type="float" office:value="4.46" calcext:value-type="float">
            <text:p>4.46</text:p>
          </table:table-cell>
          <table:table-cell office:value-type="float" office:value="4.48" calcext:value-type="float">
            <text:p>4.48</text:p>
          </table:table-cell>
          <table:table-cell office:value-type="float" office:value="4.24" calcext:value-type="float">
            <text:p>4.24</text:p>
          </table:table-cell>
          <table:table-cell office:value-type="float" office:value="4.62" calcext:value-type="float">
            <text:p>4.62</text:p>
          </table:table-cell>
          <table:table-cell office:value-type="float" office:value="5.16" calcext:value-type="float">
            <text:p>5.16</text:p>
          </table:table-cell>
          <table:table-cell office:value-type="float" office:value="4.54" calcext:value-type="float">
            <text:p>4.54</text:p>
          </table:table-cell>
        </table:table-row>
        <table:table-row table:style-name="ro1">
          <table:table-cell office:value-type="float" office:value="0.19596" calcext:value-type="float">
            <text:p>0.19596</text:p>
          </table:table-cell>
          <table:table-cell office:value-type="float" office:value="0.90421" calcext:value-type="float">
            <text:p>0.90421</text:p>
          </table:table-cell>
          <table:table-cell office:value-type="float" office:value="0.53852" calcext:value-type="float">
            <text:p>0.53852</text:p>
          </table:table-cell>
          <table:table-cell office:value-type="float" office:value="0.79725" calcext:value-type="float">
            <text:p>0.79725</text:p>
          </table:table-cell>
          <table:table-cell office:value-type="float" office:value="1.44997" calcext:value-type="float">
            <text:p>1.44997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62776" calcext:value-type="float">
            <text:p>1.62776</text:p>
          </table:table-cell>
          <table:table-cell office:value-type="float" office:value="1.90788" calcext:value-type="float">
            <text:p>1.90788</text:p>
          </table:table-cell>
          <table:table-cell office:value-type="float" office:value="2.37689" calcext:value-type="float">
            <text:p>2.37689</text:p>
          </table:table-cell>
          <table:table-cell office:value-type="float" office:value="2.4758" calcext:value-type="float">
            <text:p>2.4758</text:p>
          </table:table-cell>
          <table:table-cell office:value-type="float" office:value="1.90788" calcext:value-type="float">
            <text:p>1.90788</text:p>
          </table:table-cell>
          <table:table-cell office:value-type="float" office:value="2.26486" calcext:value-type="float">
            <text:p>2.26486</text:p>
          </table:table-cell>
          <table:table-cell office:value-type="float" office:value="2.62114" calcext:value-type="float">
            <text:p>2.62114</text:p>
          </table:table-cell>
          <table:table-cell office:value-type="float" office:value="2.13738" calcext:value-type="float">
            <text:p>2.13738</text:p>
          </table:table-cell>
          <table:table-cell office:value-type="float" office:value="1.15655" calcext:value-type="float">
            <text:p>1.15655</text:p>
          </table:table-cell>
          <table:table-cell office:value-type="float" office:value="2.36609" calcext:value-type="float">
            <text:p>2.36609</text:p>
          </table:table-cell>
          <table:table-cell office:value-type="float" office:value="3.10329" calcext:value-type="float">
            <text:p>3.10329</text:p>
          </table:table-cell>
          <table:table-cell office:value-type="float" office:value="3.15094" calcext:value-type="float">
            <text:p>3.15094</text:p>
          </table:table-cell>
          <table:table-cell office:value-type="float" office:value="2.86356" calcext:value-type="float">
            <text:p>2.86356</text:p>
          </table:table-cell>
          <table:table-cell office:value-type="float" office:value="2.6053" calcext:value-type="float">
            <text:p>2.6053</text:p>
          </table:table-cell>
          <table:table-cell office:value-type="float" office:value="2.7023" calcext:value-type="float">
            <text:p>2.7023</text:p>
          </table:table-cell>
          <table:table-cell office:value-type="float" office:value="2.84984" calcext:value-type="float">
            <text:p>2.84984</text:p>
          </table:table-cell>
          <table:table-cell office:value-type="float" office:value="2.55781" calcext:value-type="float">
            <text:p>2.55781</text:p>
          </table:table-cell>
          <table:table-cell office:value-type="float" office:value="4.26127" calcext:value-type="float">
            <text:p>4.26127</text:p>
          </table:table-cell>
          <table:table-cell office:value-type="float" office:value="3.77062" calcext:value-type="float">
            <text:p>3.77062</text:p>
          </table:table-cell>
          <table:table-cell office:value-type="float" office:value="2.57068" calcext:value-type="float">
            <text:p>2.57068</text:p>
          </table:table-cell>
          <table:table-cell office:value-type="float" office:value="3.74828" calcext:value-type="float">
            <text:p>3.74828</text:p>
          </table:table-cell>
          <table:table-cell office:value-type="float" office:value="2.82531" calcext:value-type="float">
            <text:p>2.82531</text:p>
          </table:table-cell>
          <table:table-cell office:value-type="float" office:value="3.54903" calcext:value-type="float">
            <text:p>3.54903</text:p>
          </table:table-cell>
          <table:table-cell office:value-type="float" office:value="3.51204" calcext:value-type="float">
            <text:p>3.51204</text:p>
          </table:table-cell>
          <table:table-cell office:value-type="float" office:value="2.6624" calcext:value-type="float">
            <text:p>2.6624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0"/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0.84" calcext:value-type="float">
            <text:p>0.84</text:p>
          </table:table-cell>
          <table:table-cell office:value-type="float" office:value="1.36" calcext:value-type="float">
            <text:p>1.36</text:p>
          </table:table-cell>
          <table:table-cell office:value-type="float" office:value="2.7" calcext:value-type="float">
            <text:p>2.7</text:p>
          </table:table-cell>
          <table:table-cell office:value-type="float" office:value="2.22" calcext:value-type="float">
            <text:p>2.22</text:p>
          </table:table-cell>
          <table:table-cell office:value-type="float" office:value="2.8" calcext:value-type="float">
            <text:p>2.8</text:p>
          </table:table-cell>
          <table:table-cell office:value-type="float" office:value="3.4" calcext:value-type="float">
            <text:p>3.4</text:p>
          </table:table-cell>
          <table:table-cell office:value-type="float" office:value="3.82" calcext:value-type="float">
            <text:p>3.82</text:p>
          </table:table-cell>
          <table:table-cell office:value-type="float" office:value="4.34" calcext:value-type="float">
            <text:p>4.34</text:p>
          </table:table-cell>
          <table:table-cell office:value-type="float" office:value="4.08" calcext:value-type="float">
            <text:p>4.08</text:p>
          </table:table-cell>
          <table:table-cell office:value-type="float" office:value="4.8" calcext:value-type="float">
            <text:p>4.8</text:p>
          </table:table-cell>
          <table:table-cell office:value-type="float" office:value="4.42" calcext:value-type="float">
            <text:p>4.42</text:p>
          </table:table-cell>
          <table:table-cell office:value-type="float" office:value="3.82" calcext:value-type="float">
            <text:p>3.82</text:p>
          </table:table-cell>
          <table:table-cell office:value-type="float" office:value="4.8" calcext:value-type="float">
            <text:p>4.8</text:p>
          </table:table-cell>
          <table:table-cell office:value-type="float" office:value="3.9" calcext:value-type="float">
            <text:p>3.9</text:p>
          </table:table-cell>
          <table:table-cell office:value-type="float" office:value="4.28" calcext:value-type="float">
            <text:p>4.28</text:p>
          </table:table-cell>
          <table:table-cell office:value-type="float" office:value="4.52" calcext:value-type="float">
            <text:p>4.52</text:p>
          </table:table-cell>
          <table:table-cell office:value-type="float" office:value="3.54" calcext:value-type="float">
            <text:p>3.54</text:p>
          </table:table-cell>
          <table:table-cell office:value-type="float" office:value="4.6" calcext:value-type="float">
            <text:p>4.6</text:p>
          </table:table-cell>
          <table:table-cell office:value-type="float" office:value="4.3" calcext:value-type="float">
            <text:p>4.3</text:p>
          </table:table-cell>
          <table:table-cell office:value-type="float" office:value="4.76" calcext:value-type="float">
            <text:p>4.76</text:p>
          </table:table-cell>
          <table:table-cell office:value-type="float" office:value="4.56" calcext:value-type="float">
            <text:p>4.56</text:p>
          </table:table-cell>
          <table:table-cell office:value-type="float" office:value="3.94" calcext:value-type="float">
            <text:p>3.94</text:p>
          </table:table-cell>
          <table:table-cell office:value-type="float" office:value="4.38" calcext:value-type="float">
            <text:p>4.38</text:p>
          </table:table-cell>
          <table:table-cell office:value-type="float" office:value="4.4" calcext:value-type="float">
            <text:p>4.4</text:p>
          </table:table-cell>
          <table:table-cell office:value-type="float" office:value="5.54" calcext:value-type="float">
            <text:p>5.54</text:p>
          </table:table-cell>
          <table:table-cell office:value-type="float" office:value="4.14" calcext:value-type="float">
            <text:p>4.14</text:p>
          </table:table-cell>
          <table:table-cell office:value-type="float" office:value="4.22" calcext:value-type="float">
            <text:p>4.22</text:p>
          </table:table-cell>
          <table:table-cell office:value-type="float" office:value="4.96" calcext:value-type="float">
            <text:p>4.9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0.59632" calcext:value-type="float">
            <text:p>0.59632</text:p>
          </table:table-cell>
          <table:table-cell office:value-type="float" office:value="0.63246" calcext:value-type="float">
            <text:p>0.63246</text:p>
          </table:table-cell>
          <table:table-cell office:value-type="float" office:value="0.90244" calcext:value-type="float">
            <text:p>0.90244</text:p>
          </table:table-cell>
          <table:table-cell office:value-type="float" office:value="1.29244" calcext:value-type="float">
            <text:p>1.29244</text:p>
          </table:table-cell>
          <table:table-cell office:value-type="float" office:value="2.07123" calcext:value-type="float">
            <text:p>2.07123</text:p>
          </table:table-cell>
          <table:table-cell office:value-type="float" office:value="1.87926" calcext:value-type="float">
            <text:p>1.87926</text:p>
          </table:table-cell>
          <table:table-cell office:value-type="float" office:value="1.45602" calcext:value-type="float">
            <text:p>1.45602</text:p>
          </table:table-cell>
          <table:table-cell office:value-type="float" office:value="2.25389" calcext:value-type="float">
            <text:p>2.25389</text:p>
          </table:table-cell>
          <table:table-cell office:value-type="float" office:value="3.17925" calcext:value-type="float">
            <text:p>3.17925</text:p>
          </table:table-cell>
          <table:table-cell office:value-type="float" office:value="3.56432" calcext:value-type="float">
            <text:p>3.56432</text:p>
          </table:table-cell>
          <table:table-cell office:value-type="float" office:value="2.91781" calcext:value-type="float">
            <text:p>2.91781</text:p>
          </table:table-cell>
          <table:table-cell office:value-type="float" office:value="3.50999" calcext:value-type="float">
            <text:p>3.50999</text:p>
          </table:table-cell>
          <table:table-cell office:value-type="float" office:value="3.0469" calcext:value-type="float">
            <text:p>3.0469</text:p>
          </table:table-cell>
          <table:table-cell office:value-type="float" office:value="2.79778" calcext:value-type="float">
            <text:p>2.79778</text:p>
          </table:table-cell>
          <table:table-cell office:value-type="float" office:value="3.39411" calcext:value-type="float">
            <text:p>3.39411</text:p>
          </table:table-cell>
          <table:table-cell office:value-type="float" office:value="3.30606" calcext:value-type="float">
            <text:p>3.30606</text:p>
          </table:table-cell>
          <table:table-cell office:value-type="float" office:value="2.97348" calcext:value-type="float">
            <text:p>2.97348</text:p>
          </table:table-cell>
          <table:table-cell office:value-type="float" office:value="3.61796" calcext:value-type="float">
            <text:p>3.61796</text:p>
          </table:table-cell>
          <table:table-cell office:value-type="float" office:value="2.72184" calcext:value-type="float">
            <text:p>2.72184</text:p>
          </table:table-cell>
          <table:table-cell office:value-type="float" office:value="3.04631" calcext:value-type="float">
            <text:p>3.04631</text:p>
          </table:table-cell>
          <table:table-cell office:value-type="float" office:value="2.995" calcext:value-type="float">
            <text:p>2.995</text:p>
          </table:table-cell>
          <table:table-cell office:value-type="float" office:value="3.44418" calcext:value-type="float">
            <text:p>3.44418</text:p>
          </table:table-cell>
          <table:table-cell office:value-type="float" office:value="3.31759" calcext:value-type="float">
            <text:p>3.31759</text:p>
          </table:table-cell>
          <table:table-cell office:value-type="float" office:value="2.10152" calcext:value-type="float">
            <text:p>2.10152</text:p>
          </table:table-cell>
          <table:table-cell office:value-type="float" office:value="2.79206" calcext:value-type="float">
            <text:p>2.79206</text:p>
          </table:table-cell>
          <table:table-cell office:value-type="float" office:value="2.84956" calcext:value-type="float">
            <text:p>2.84956</text:p>
          </table:table-cell>
          <table:table-cell office:value-type="float" office:value="3.95075" calcext:value-type="float">
            <text:p>3.95075</text:p>
          </table:table-cell>
          <table:table-cell office:value-type="float" office:value="2.44139" calcext:value-type="float">
            <text:p>2.44139</text:p>
          </table:table-cell>
          <table:table-cell office:value-type="float" office:value="3.04164" calcext:value-type="float">
            <text:p>3.04164</text:p>
          </table:table-cell>
          <table:table-cell office:value-type="float" office:value="3.77868" calcext:value-type="float">
            <text:p>3.77868</text:p>
          </table:table-cell>
          <table:table-cell office:value-type="float" office:value="0.19596" calcext:value-type="float">
            <text:p>0.195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4:03:29.2912276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8T17:27:04.094779505</dc:date>
    <meta:editing-duration>PT11M6S</meta:editing-duration>
    <meta:editing-cycles>2</meta:editing-cycles>
    <meta:generator>LibreOffice/5.1.6.2$Linux_X86_64 LibreOffice_project/10m0$Build-2</meta:generator>
    <meta:document-statistic meta:table-count="1" meta:cell-count="5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0" chart:maximum="3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622cm" svg:height="10.148cm" xlink:href=".." xlink:type="simple" chart:class="chart:scatter" chart:style-name="ch1">
        <chart:legend chart:legend-position="end" svg:x="18.908cm" svg:y="2.783cm" style:legend-expansion="high" chart:style-name="ch2"/>
        <chart:plot-area chart:style-name="ch3" table:cell-range-address="final.A1:final.A1 final.A2:final.AF2 final.A5:final.A5 final.A6:final.AF6 final.A9:final.A9 final.A10:final.AF10 final.A13:final.A13 final.A14:final.AF14 final.A17:final.A17 final.A18:final.AF18 final.A21:final.A21 final.A22:final.AF22 final.A25:final.A25 final.A26:final.AF26 final.A29:final.A29 final.A30:final.AF30 final.A33:final.A33 final.A34:final.AF34" chart:data-source-has-labels="column" svg:x="0.412cm" svg:y="0.202cm" svg:width="18.084cm" svg:height="9.744cm">
          <chartooo:coordinate-region svg:x="0.848cm" svg:y="0.401cm" svg:width="17.648cm" svg:height="8.8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inal.A2:final.AF2" chart:label-cell-address="final.A1:final.A1" chart:class="chart:scatter">
            <chart:data-point chart:repeated="32"/>
          </chart:series>
          <chart:series chart:style-name="ch8" chart:values-cell-range-address="final.A6:final.AF6" chart:label-cell-address="final.A5:final.A5" chart:class="chart:scatter">
            <chart:data-point chart:repeated="32"/>
          </chart:series>
          <chart:series chart:style-name="ch9" chart:values-cell-range-address="final.A10:final.AF10" chart:label-cell-address="final.A9:final.A9" chart:class="chart:scatter">
            <chart:data-point chart:repeated="32"/>
          </chart:series>
          <chart:series chart:style-name="ch10" chart:values-cell-range-address="final.A14:final.AF14" chart:label-cell-address="final.A13:final.A13" chart:class="chart:scatter">
            <chart:data-point chart:repeated="32"/>
          </chart:series>
          <chart:series chart:style-name="ch11" chart:values-cell-range-address="final.A18:final.AF18" chart:label-cell-address="final.A17:final.A17" chart:class="chart:scatter">
            <chart:data-point chart:repeated="32"/>
          </chart:series>
          <chart:series chart:style-name="ch12" chart:values-cell-range-address="final.A22:final.AF22" chart:label-cell-address="final.A21:final.A21" chart:class="chart:scatter">
            <chart:data-point chart:repeated="32"/>
          </chart:series>
          <chart:series chart:style-name="ch13" chart:values-cell-range-address="final.A26:final.AF26" chart:label-cell-address="final.A25:final.A25" chart:class="chart:scatter">
            <chart:data-point chart:repeated="32"/>
          </chart:series>
          <chart:series chart:style-name="ch14" chart:values-cell-range-address="final.A30:final.AF30" chart:label-cell-address="final.A29:final.A29" chart:class="chart:scatter">
            <chart:data-point chart:repeated="32"/>
          </chart:series>
          <chart:series chart:style-name="ch15" chart:values-cell-range-address="final.A34:final.AF34" chart:label-cell-address="final.A33:final.A33" chart:class="chart:scatter">
            <chart:data-point chart:repeated="3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final.A1:final.A1</svg:desc>
                </draw:g>
              </table:table-cell>
              <table:table-cell office:value-type="float" office:value="0.36">
                <text:p>0.36</text:p>
                <draw:g>
                  <svg:desc>final.A2:final.AF2</svg:desc>
                </draw:g>
              </table:table-cell>
              <table:table-cell office:value-type="float" office:value="0.14">
                <text:p>0.14</text:p>
              </table:table-cell>
              <table:table-cell office:value-type="float" office:value="0.24">
                <text:p>0.24</text:p>
              </table:table-cell>
              <table:table-cell office:value-type="float" office:value="0.56">
                <text:p>0.56</text:p>
              </table:table-cell>
              <table:table-cell office:value-type="float" office:value="0.24">
                <text:p>0.24</text:p>
              </table:table-cell>
              <table:table-cell office:value-type="float" office:value="0.82">
                <text:p>0.82</text:p>
              </table:table-cell>
              <table:table-cell office:value-type="float" office:value="0.8">
                <text:p>0.8</text:p>
              </table:table-cell>
              <table:table-cell office:value-type="float" office:value="0.34">
                <text:p>0.34</text:p>
              </table:table-cell>
              <table:table-cell office:value-type="float" office:value="0.7">
                <text:p>0.7</text:p>
              </table:table-cell>
              <table:table-cell office:value-type="float" office:value="0.92">
                <text:p>0.92</text:p>
              </table:table-cell>
              <table:table-cell office:value-type="float" office:value="1.42">
                <text:p>1.42</text:p>
              </table:table-cell>
              <table:table-cell office:value-type="float" office:value="1.52">
                <text:p>1.52</text:p>
              </table:table-cell>
              <table:table-cell office:value-type="float" office:value="0.66">
                <text:p>0.66</text:p>
              </table:table-cell>
              <table:table-cell office:value-type="float" office:value="1.5">
                <text:p>1.5</text:p>
              </table:table-cell>
              <table:table-cell office:value-type="float" office:value="1.36">
                <text:p>1.36</text:p>
              </table:table-cell>
              <table:table-cell office:value-type="float" office:value="0.58">
                <text:p>0.58</text:p>
              </table:table-cell>
              <table:table-cell office:value-type="float" office:value="1.68">
                <text:p>1.68</text:p>
              </table:table-cell>
              <table:table-cell office:value-type="float" office:value="1.1">
                <text:p>1.1</text:p>
              </table:table-cell>
              <table:table-cell office:value-type="float" office:value="1.28">
                <text:p>1.28</text:p>
              </table:table-cell>
              <table:table-cell office:value-type="float" office:value="1.34">
                <text:p>1.34</text:p>
              </table:table-cell>
              <table:table-cell office:value-type="float" office:value="0.42">
                <text:p>0.42</text:p>
              </table:table-cell>
              <table:table-cell office:value-type="float" office:value="0.08">
                <text:p>0.08</text:p>
              </table:table-cell>
              <table:table-cell office:value-type="float" office:value="1.8">
                <text:p>1.8</text:p>
              </table:table-cell>
              <table:table-cell office:value-type="float" office:value="1.62">
                <text:p>1.62</text:p>
              </table:table-cell>
              <table:table-cell office:value-type="float" office:value="1.32">
                <text:p>1.32</text:p>
              </table:table-cell>
              <table:table-cell office:value-type="float" office:value="1.64">
                <text:p>1.64</text:p>
              </table:table-cell>
              <table:table-cell office:value-type="float" office:value="1.68">
                <text:p>1.68</text:p>
              </table:table-cell>
              <table:table-cell office:value-type="float" office:value="0.02">
                <text:p>0.02</text:p>
              </table:table-cell>
              <table:table-cell office:value-type="float" office:value="1.2">
                <text:p>1.2</text:p>
              </table:table-cell>
              <table:table-cell office:value-type="float" office:value="1.38">
                <text:p>1.38</text:p>
              </table:table-cell>
              <table:table-cell office:value-type="float" office:value="1.74">
                <text:p>1.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  <draw:g>
                  <svg:desc>final.A5:final.A5</svg:desc>
                </draw:g>
              </table:table-cell>
              <table:table-cell office:value-type="float" office:value="0.02">
                <text:p>0.02</text:p>
                <draw:g>
                  <svg:desc>final.A6:final.AF6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7">
                <text:p>0.7</text:p>
              </table:table-cell>
              <table:table-cell office:value-type="float" office:value="0.38">
                <text:p>0.38</text:p>
              </table:table-cell>
              <table:table-cell office:value-type="float" office:value="0.94">
                <text:p>0.94</text:p>
              </table:table-cell>
              <table:table-cell office:value-type="float" office:value="1.48">
                <text:p>1.48</text:p>
              </table:table-cell>
              <table:table-cell office:value-type="float" office:value="1.08">
                <text:p>1.08</text:p>
              </table:table-cell>
              <table:table-cell office:value-type="float" office:value="0.6">
                <text:p>0.6</text:p>
              </table:table-cell>
              <table:table-cell office:value-type="float" office:value="1.66">
                <text:p>1.66</text:p>
              </table:table-cell>
              <table:table-cell office:value-type="float" office:value="1.84">
                <text:p>1.84</text:p>
              </table:table-cell>
              <table:table-cell office:value-type="float" office:value="1.96">
                <text:p>1.96</text:p>
              </table:table-cell>
              <table:table-cell office:value-type="float" office:value="2.44">
                <text:p>2.44</text:p>
              </table:table-cell>
              <table:table-cell office:value-type="float" office:value="2.26">
                <text:p>2.26</text:p>
              </table:table-cell>
              <table:table-cell office:value-type="float" office:value="3.06">
                <text:p>3.06</text:p>
              </table:table-cell>
              <table:table-cell office:value-type="float" office:value="3">
                <text:p>3</text:p>
              </table:table-cell>
              <table:table-cell office:value-type="float" office:value="3.16">
                <text:p>3.16</text:p>
              </table:table-cell>
              <table:table-cell office:value-type="float" office:value="3.24">
                <text:p>3.24</text:p>
              </table:table-cell>
              <table:table-cell office:value-type="float" office:value="2.74">
                <text:p>2.74</text:p>
              </table:table-cell>
              <table:table-cell office:value-type="float" office:value="2.68">
                <text:p>2.68</text:p>
              </table:table-cell>
              <table:table-cell office:value-type="float" office:value="2.58">
                <text:p>2.58</text:p>
              </table:table-cell>
              <table:table-cell office:value-type="float" office:value="1.36">
                <text:p>1.36</text:p>
              </table:table-cell>
              <table:table-cell office:value-type="float" office:value="3.6">
                <text:p>3.6</text:p>
              </table:table-cell>
              <table:table-cell office:value-type="float" office:value="2.52">
                <text:p>2.52</text:p>
              </table:table-cell>
              <table:table-cell office:value-type="float" office:value="2.58">
                <text:p>2.58</text:p>
              </table:table-cell>
              <table:table-cell office:value-type="float" office:value="3.04">
                <text:p>3.04</text:p>
              </table:table-cell>
              <table:table-cell office:value-type="float" office:value="3.12">
                <text:p>3.12</text:p>
              </table:table-cell>
              <table:table-cell office:value-type="float" office:value="3.98">
                <text:p>3.98</text:p>
              </table:table-cell>
              <table:table-cell office:value-type="float" office:value="3.7">
                <text:p>3.7</text:p>
              </table:table-cell>
              <table:table-cell office:value-type="float" office:value="3.84">
                <text:p>3.84</text:p>
              </table:table-cell>
              <table:table-cell office:value-type="float" office:value="2.38">
                <text:p>2.38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  <draw:g>
                  <svg:desc>final.A9:final.A9</svg:desc>
                </draw:g>
              </table:table-cell>
              <table:table-cell office:value-type="float" office:value="0.28">
                <text:p>0.28</text:p>
                <draw:g>
                  <svg:desc>final.A10:final.AF10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6">
                <text:p>0.56</text:p>
              </table:table-cell>
              <table:table-cell office:value-type="float" office:value="0.88">
                <text:p>0.88</text:p>
              </table:table-cell>
              <table:table-cell office:value-type="float" office:value="0.4">
                <text:p>0.4</text:p>
              </table:table-cell>
              <table:table-cell office:value-type="float" office:value="0.54">
                <text:p>0.54</text:p>
              </table:table-cell>
              <table:table-cell office:value-type="float" office:value="0.92">
                <text:p>0.92</text:p>
              </table:table-cell>
              <table:table-cell office:value-type="float" office:value="0.66">
                <text:p>0.66</text:p>
              </table:table-cell>
              <table:table-cell office:value-type="float" office:value="1.26">
                <text:p>1.26</text:p>
              </table:table-cell>
              <table:table-cell office:value-type="float" office:value="0.9">
                <text:p>0.9</text:p>
              </table:table-cell>
              <table:table-cell office:value-type="float" office:value="1.48">
                <text:p>1.48</text:p>
              </table:table-cell>
              <table:table-cell office:value-type="float" office:value="1.42">
                <text:p>1.42</text:p>
              </table:table-cell>
              <table:table-cell office:value-type="float" office:value="2.02">
                <text:p>2.02</text:p>
              </table:table-cell>
              <table:table-cell office:value-type="float" office:value="3.34">
                <text:p>3.34</text:p>
              </table:table-cell>
              <table:table-cell office:value-type="float" office:value="2.82">
                <text:p>2.82</text:p>
              </table:table-cell>
              <table:table-cell office:value-type="float" office:value="3.08">
                <text:p>3.08</text:p>
              </table:table-cell>
              <table:table-cell office:value-type="float" office:value="4.02">
                <text:p>4.02</text:p>
              </table:table-cell>
              <table:table-cell office:value-type="float" office:value="3.9">
                <text:p>3.9</text:p>
              </table:table-cell>
              <table:table-cell office:value-type="float" office:value="2.36">
                <text:p>2.36</text:p>
              </table:table-cell>
              <table:table-cell office:value-type="float" office:value="3.04">
                <text:p>3.04</text:p>
              </table:table-cell>
              <table:table-cell office:value-type="float" office:value="3.12">
                <text:p>3.12</text:p>
              </table:table-cell>
              <table:table-cell office:value-type="float" office:value="3.92">
                <text:p>3.92</text:p>
              </table:table-cell>
              <table:table-cell office:value-type="float" office:value="3.5">
                <text:p>3.5</text:p>
              </table:table-cell>
              <table:table-cell office:value-type="float" office:value="4.8">
                <text:p>4.8</text:p>
              </table:table-cell>
              <table:table-cell office:value-type="float" office:value="3.7">
                <text:p>3.7</text:p>
              </table:table-cell>
              <table:table-cell office:value-type="float" office:value="3.86">
                <text:p>3.86</text:p>
              </table:table-cell>
              <table:table-cell office:value-type="float" office:value="3.18">
                <text:p>3.18</text:p>
              </table:table-cell>
              <table:table-cell office:value-type="float" office:value="3.62">
                <text:p>3.62</text:p>
              </table:table-cell>
              <table:table-cell office:value-type="float" office:value="2.22">
                <text:p>2.22</text:p>
              </table:table-cell>
              <table:table-cell office:value-type="float" office:value="3.18">
                <text:p>3.18</text:p>
              </table:table-cell>
              <table:table-cell office:value-type="float" office:value="4.26">
                <text:p>4.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  <draw:g>
                  <svg:desc>final.A13:final.A13</svg:desc>
                </draw:g>
              </table:table-cell>
              <table:table-cell office:value-type="float" office:value="0.42">
                <text:p>0.42</text:p>
                <draw:g>
                  <svg:desc>final.A14:final.AF14</svg:desc>
                </draw:g>
              </table:table-cell>
              <table:table-cell office:value-type="float" office:value="0.3">
                <text:p>0.3</text:p>
              </table:table-cell>
              <table:table-cell office:value-type="float" office:value="0.08">
                <text:p>0.08</text:p>
              </table:table-cell>
              <table:table-cell office:value-type="float" office:value="0.54">
                <text:p>0.54</text:p>
              </table:table-cell>
              <table:table-cell office:value-type="float" office:value="1.16">
                <text:p>1.16</text:p>
              </table:table-cell>
              <table:table-cell office:value-type="float" office:value="1.1">
                <text:p>1.1</text:p>
              </table:table-cell>
              <table:table-cell office:value-type="float" office:value="2.5">
                <text:p>2.5</text:p>
              </table:table-cell>
              <table:table-cell office:value-type="float" office:value="3.56">
                <text:p>3.56</text:p>
              </table:table-cell>
              <table:table-cell office:value-type="float" office:value="3.14">
                <text:p>3.14</text:p>
              </table:table-cell>
              <table:table-cell office:value-type="float" office:value="3.28">
                <text:p>3.28</text:p>
              </table:table-cell>
              <table:table-cell office:value-type="float" office:value="3.46">
                <text:p>3.46</text:p>
              </table:table-cell>
              <table:table-cell office:value-type="float" office:value="0.96">
                <text:p>0.96</text:p>
              </table:table-cell>
              <table:table-cell office:value-type="float" office:value="3.62">
                <text:p>3.62</text:p>
              </table:table-cell>
              <table:table-cell office:value-type="float" office:value="3.92">
                <text:p>3.92</text:p>
              </table:table-cell>
              <table:table-cell office:value-type="float" office:value="3.36">
                <text:p>3.36</text:p>
              </table:table-cell>
              <table:table-cell office:value-type="float" office:value="4.22">
                <text:p>4.22</text:p>
              </table:table-cell>
              <table:table-cell office:value-type="float" office:value="4.66">
                <text:p>4.66</text:p>
              </table:table-cell>
              <table:table-cell office:value-type="float" office:value="3.74">
                <text:p>3.74</text:p>
              </table:table-cell>
              <table:table-cell office:value-type="float" office:value="3.58">
                <text:p>3.58</text:p>
              </table:table-cell>
              <table:table-cell office:value-type="float" office:value="3.9">
                <text:p>3.9</text:p>
              </table:table-cell>
              <table:table-cell office:value-type="float" office:value="4.44">
                <text:p>4.44</text:p>
              </table:table-cell>
              <table:table-cell office:value-type="float" office:value="4.88">
                <text:p>4.88</text:p>
              </table:table-cell>
              <table:table-cell office:value-type="float" office:value="3.86">
                <text:p>3.86</text:p>
              </table:table-cell>
              <table:table-cell office:value-type="float" office:value="4.38">
                <text:p>4.38</text:p>
              </table:table-cell>
              <table:table-cell office:value-type="float" office:value="4.54">
                <text:p>4.54</text:p>
              </table:table-cell>
              <table:table-cell office:value-type="float" office:value="3.34">
                <text:p>3.34</text:p>
              </table:table-cell>
              <table:table-cell office:value-type="float" office:value="4.9">
                <text:p>4.9</text:p>
              </table:table-cell>
              <table:table-cell office:value-type="float" office:value="3.38">
                <text:p>3.38</text:p>
              </table:table-cell>
              <table:table-cell office:value-type="float" office:value="4.42">
                <text:p>4.42</text:p>
              </table:table-cell>
              <table:table-cell office:value-type="float" office:value="5.04">
                <text:p>5.04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  <draw:g>
                  <svg:desc>final.A17:final.A17</svg:desc>
                </draw:g>
              </table:table-cell>
              <table:table-cell office:value-type="float" office:value="0.02">
                <text:p>0.02</text:p>
                <draw:g>
                  <svg:desc>final.A18:final.AF18</svg:desc>
                </draw:g>
              </table:table-cell>
              <table:table-cell office:value-type="float" office:value="0.12">
                <text:p>0.12</text:p>
              </table:table-cell>
              <table:table-cell office:value-type="float" office:value="0.26">
                <text:p>0.26</text:p>
              </table:table-cell>
              <table:table-cell office:value-type="float" office:value="1.1">
                <text:p>1.1</text:p>
              </table:table-cell>
              <table:table-cell office:value-type="float" office:value="1.5">
                <text:p>1.5</text:p>
              </table:table-cell>
              <table:table-cell office:value-type="float" office:value="2.66">
                <text:p>2.66</text:p>
              </table:table-cell>
              <table:table-cell office:value-type="float" office:value="3.14">
                <text:p>3.14</text:p>
              </table:table-cell>
              <table:table-cell office:value-type="float" office:value="3.54">
                <text:p>3.54</text:p>
              </table:table-cell>
              <table:table-cell office:value-type="float" office:value="3.64">
                <text:p>3.64</text:p>
              </table:table-cell>
              <table:table-cell office:value-type="float" office:value="3.28">
                <text:p>3.28</text:p>
              </table:table-cell>
              <table:table-cell office:value-type="float" office:value="3.82">
                <text:p>3.82</text:p>
              </table:table-cell>
              <table:table-cell office:value-type="float" office:value="3.34">
                <text:p>3.34</text:p>
              </table:table-cell>
              <table:table-cell office:value-type="float" office:value="3.38">
                <text:p>3.38</text:p>
              </table:table-cell>
              <table:table-cell office:value-type="float" office:value="3.18">
                <text:p>3.18</text:p>
              </table:table-cell>
              <table:table-cell office:value-type="float" office:value="4.12">
                <text:p>4.12</text:p>
              </table:table-cell>
              <table:table-cell office:value-type="float" office:value="4.4">
                <text:p>4.4</text:p>
              </table:table-cell>
              <table:table-cell office:value-type="float" office:value="3.92">
                <text:p>3.92</text:p>
              </table:table-cell>
              <table:table-cell office:value-type="float" office:value="3.74">
                <text:p>3.74</text:p>
              </table:table-cell>
              <table:table-cell office:value-type="float" office:value="4.36">
                <text:p>4.36</text:p>
              </table:table-cell>
              <table:table-cell office:value-type="float" office:value="0.52">
                <text:p>0.52</text:p>
              </table:table-cell>
              <table:table-cell office:value-type="float" office:value="4.44">
                <text:p>4.44</text:p>
              </table:table-cell>
              <table:table-cell office:value-type="float" office:value="3.76">
                <text:p>3.76</text:p>
              </table:table-cell>
              <table:table-cell office:value-type="float" office:value="5.7">
                <text:p>5.7</text:p>
              </table:table-cell>
              <table:table-cell office:value-type="float" office:value="4.32">
                <text:p>4.32</text:p>
              </table:table-cell>
              <table:table-cell office:value-type="float" office:value="4.22">
                <text:p>4.22</text:p>
              </table:table-cell>
              <table:table-cell office:value-type="float" office:value="2.3">
                <text:p>2.3</text:p>
              </table:table-cell>
              <table:table-cell office:value-type="float" office:value="3.72">
                <text:p>3.72</text:p>
              </table:table-cell>
              <table:table-cell office:value-type="float" office:value="5.5">
                <text:p>5.5</text:p>
              </table:table-cell>
              <table:table-cell office:value-type="float" office:value="4.18">
                <text:p>4.18</text:p>
              </table:table-cell>
              <table:table-cell office:value-type="float" office:value="5.18">
                <text:p>5.18</text:p>
              </table:table-cell>
              <table:table-cell office:value-type="float" office:value="5.66">
                <text:p>5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  <draw:g>
                  <svg:desc>final.A21:final.A21</svg:desc>
                </draw:g>
              </table:table-cell>
              <table:table-cell office:value-type="float" office:value="0.2">
                <text:p>0.2</text:p>
                <draw:g>
                  <svg:desc>final.A22:final.AF22</svg:desc>
                </draw:g>
              </table:table-cell>
              <table:table-cell office:value-type="float" office:value="0.16">
                <text:p>0.16</text:p>
              </table:table-cell>
              <table:table-cell office:value-type="float" office:value="0.04">
                <text:p>0.04</text:p>
              </table:table-cell>
              <table:table-cell office:value-type="float" office:value="0.42">
                <text:p>0.4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32">
                <text:p>0.32</text:p>
              </table:table-cell>
              <table:table-cell office:value-type="float" office:value="0.26">
                <text:p>0.26</text:p>
              </table:table-cell>
              <table:table-cell office:value-type="float" office:value="1.24">
                <text:p>1.24</text:p>
              </table:table-cell>
              <table:table-cell office:value-type="float" office:value="0.74">
                <text:p>0.74</text:p>
              </table:table-cell>
              <table:table-cell office:value-type="float" office:value="0.98">
                <text:p>0.98</text:p>
              </table:table-cell>
              <table:table-cell office:value-type="float" office:value="2.7">
                <text:p>2.7</text:p>
              </table:table-cell>
              <table:table-cell office:value-type="float" office:value="3.02">
                <text:p>3.02</text:p>
              </table:table-cell>
              <table:table-cell office:value-type="float" office:value="2.92">
                <text:p>2.92</text:p>
              </table:table-cell>
              <table:table-cell office:value-type="float" office:value="3.36">
                <text:p>3.36</text:p>
              </table:table-cell>
              <table:table-cell office:value-type="float" office:value="2.82">
                <text:p>2.82</text:p>
              </table:table-cell>
              <table:table-cell office:value-type="float" office:value="0.46">
                <text:p>0.46</text:p>
              </table:table-cell>
              <table:table-cell office:value-type="float" office:value="3.42">
                <text:p>3.42</text:p>
              </table:table-cell>
              <table:table-cell office:value-type="float" office:value="3.38">
                <text:p>3.38</text:p>
              </table:table-cell>
              <table:table-cell office:value-type="float" office:value="3.46">
                <text:p>3.46</text:p>
              </table:table-cell>
              <table:table-cell office:value-type="float" office:value="3.52">
                <text:p>3.52</text:p>
              </table:table-cell>
              <table:table-cell office:value-type="float" office:value="4.24">
                <text:p>4.24</text:p>
              </table:table-cell>
              <table:table-cell office:value-type="float" office:value="4.7">
                <text:p>4.7</text:p>
              </table:table-cell>
              <table:table-cell office:value-type="float" office:value="3.44">
                <text:p>3.44</text:p>
              </table:table-cell>
              <table:table-cell office:value-type="float" office:value="4.04">
                <text:p>4.04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4.52">
                <text:p>4.52</text:p>
              </table:table-cell>
              <table:table-cell office:value-type="float" office:value="4.5">
                <text:p>4.5</text:p>
              </table:table-cell>
              <table:table-cell office:value-type="float" office:value="3.88">
                <text:p>3.88</text:p>
              </table:table-cell>
              <table:table-cell office:value-type="float" office:value="2.72">
                <text:p>2.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  <draw:g>
                  <svg:desc>final.A25:final.A25</svg:desc>
                </draw:g>
              </table:table-cell>
              <table:table-cell office:value-type="float" office:value="0.44">
                <text:p>0.44</text:p>
                <draw:g>
                  <svg:desc>final.A26:final.AF26</svg:desc>
                </draw:g>
              </table:table-cell>
              <table:table-cell office:value-type="float" office:value="0.44">
                <text:p>0.44</text:p>
              </table:table-cell>
              <table:table-cell office:value-type="float" office:value="1.7">
                <text:p>1.7</text:p>
              </table:table-cell>
              <table:table-cell office:value-type="float" office:value="2.46">
                <text:p>2.46</text:p>
              </table:table-cell>
              <table:table-cell office:value-type="float" office:value="2.94">
                <text:p>2.94</text:p>
              </table:table-cell>
              <table:table-cell office:value-type="float" office:value="2.88">
                <text:p>2.88</text:p>
              </table:table-cell>
              <table:table-cell office:value-type="float" office:value="4.52">
                <text:p>4.52</text:p>
              </table:table-cell>
              <table:table-cell office:value-type="float" office:value="3.96">
                <text:p>3.96</text:p>
              </table:table-cell>
              <table:table-cell office:value-type="float" office:value="4.9">
                <text:p>4.9</text:p>
              </table:table-cell>
              <table:table-cell office:value-type="float" office:value="3.68">
                <text:p>3.68</text:p>
              </table:table-cell>
              <table:table-cell office:value-type="float" office:value="4.66">
                <text:p>4.66</text:p>
              </table:table-cell>
              <table:table-cell office:value-type="float" office:value="4.5">
                <text:p>4.5</text:p>
              </table:table-cell>
              <table:table-cell office:value-type="float" office:value="3.86">
                <text:p>3.86</text:p>
              </table:table-cell>
              <table:table-cell office:value-type="float" office:value="3.24">
                <text:p>3.24</text:p>
              </table:table-cell>
              <table:table-cell office:value-type="float" office:value="4.56">
                <text:p>4.56</text:p>
              </table:table-cell>
              <table:table-cell office:value-type="float" office:value="4.08">
                <text:p>4.08</text:p>
              </table:table-cell>
              <table:table-cell office:value-type="float" office:value="3.8">
                <text:p>3.8</text:p>
              </table:table-cell>
              <table:table-cell office:value-type="float" office:value="4.3">
                <text:p>4.3</text:p>
              </table:table-cell>
              <table:table-cell office:value-type="float" office:value="4.22">
                <text:p>4.22</text:p>
              </table:table-cell>
              <table:table-cell office:value-type="float" office:value="3.84">
                <text:p>3.84</text:p>
              </table:table-cell>
              <table:table-cell office:value-type="float" office:value="4.42">
                <text:p>4.42</text:p>
              </table:table-cell>
              <table:table-cell office:value-type="float" office:value="4.64">
                <text:p>4.64</text:p>
              </table:table-cell>
              <table:table-cell office:value-type="float" office:value="4.42">
                <text:p>4.42</text:p>
              </table:table-cell>
              <table:table-cell office:value-type="float" office:value="3.88">
                <text:p>3.88</text:p>
              </table:table-cell>
              <table:table-cell office:value-type="float" office:value="4.1">
                <text:p>4.1</text:p>
              </table:table-cell>
              <table:table-cell office:value-type="float" office:value="4.76">
                <text:p>4.76</text:p>
              </table:table-cell>
              <table:table-cell office:value-type="float" office:value="4.62">
                <text:p>4.62</text:p>
              </table:table-cell>
              <table:table-cell office:value-type="float" office:value="4.24">
                <text:p>4.24</text:p>
              </table:table-cell>
              <table:table-cell office:value-type="float" office:value="4.54">
                <text:p>4.54</text:p>
              </table:table-cell>
              <table:table-cell office:value-type="float" office:value="5.42">
                <text:p>5.42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  <draw:g>
                  <svg:desc>final.A29:final.A29</svg:desc>
                </draw:g>
              </table:table-cell>
              <table:table-cell office:value-type="float" office:value="0.04">
                <text:p>0.04</text:p>
                <draw:g>
                  <svg:desc>final.A30:final.AF30</svg:desc>
                </draw:g>
              </table:table-cell>
              <table:table-cell office:value-type="float" office:value="0.68">
                <text:p>0.68</text:p>
              </table:table-cell>
              <table:table-cell office:value-type="float" office:value="0.3">
                <text:p>0.3</text:p>
              </table:table-cell>
              <table:table-cell office:value-type="float" office:value="0.62">
                <text:p>0.62</text:p>
              </table:table-cell>
              <table:table-cell office:value-type="float" office:value="1.76">
                <text:p>1.76</text:p>
              </table:table-cell>
              <table:table-cell office:value-type="float" office:value="1.4">
                <text:p>1.4</text:p>
              </table:table-cell>
              <table:table-cell office:value-type="float" office:value="2.52">
                <text:p>2.52</text:p>
              </table:table-cell>
              <table:table-cell office:value-type="float" office:value="3">
                <text:p>3</text:p>
              </table:table-cell>
              <table:table-cell office:value-type="float" office:value="3.48">
                <text:p>3.48</text:p>
              </table:table-cell>
              <table:table-cell office:value-type="float" office:value="3.48">
                <text:p>3.48</text:p>
              </table:table-cell>
              <table:table-cell office:value-type="float" office:value="3.2">
                <text:p>3.2</text:p>
              </table:table-cell>
              <table:table-cell office:value-type="float" office:value="3.52">
                <text:p>3.52</text:p>
              </table:table-cell>
              <table:table-cell office:value-type="float" office:value="4.36">
                <text:p>4.36</text:p>
              </table:table-cell>
              <table:table-cell office:value-type="float" office:value="3.46">
                <text:p>3.46</text:p>
              </table:table-cell>
              <table:table-cell office:value-type="float" office:value="1.32">
                <text:p>1.32</text:p>
              </table:table-cell>
              <table:table-cell office:value-type="float" office:value="3.96">
                <text:p>3.96</text:p>
              </table:table-cell>
              <table:table-cell office:value-type="float" office:value="4.36">
                <text:p>4.36</text:p>
              </table:table-cell>
              <table:table-cell office:value-type="float" office:value="4.54">
                <text:p>4.54</text:p>
              </table:table-cell>
              <table:table-cell office:value-type="float" office:value="4">
                <text:p>4</text:p>
              </table:table-cell>
              <table:table-cell office:value-type="float" office:value="3.82">
                <text:p>3.82</text:p>
              </table:table-cell>
              <table:table-cell office:value-type="float" office:value="4.24">
                <text:p>4.24</text:p>
              </table:table-cell>
              <table:table-cell office:value-type="float" office:value="4.28">
                <text:p>4.28</text:p>
              </table:table-cell>
              <table:table-cell office:value-type="float" office:value="4.24">
                <text:p>4.24</text:p>
              </table:table-cell>
              <table:table-cell office:value-type="float" office:value="6.04">
                <text:p>6.04</text:p>
              </table:table-cell>
              <table:table-cell office:value-type="float" office:value="5.68">
                <text:p>5.68</text:p>
              </table:table-cell>
              <table:table-cell office:value-type="float" office:value="4.46">
                <text:p>4.46</text:p>
              </table:table-cell>
              <table:table-cell office:value-type="float" office:value="4.48">
                <text:p>4.48</text:p>
              </table:table-cell>
              <table:table-cell office:value-type="float" office:value="4.24">
                <text:p>4.24</text:p>
              </table:table-cell>
              <table:table-cell office:value-type="float" office:value="4.62">
                <text:p>4.62</text:p>
              </table:table-cell>
              <table:table-cell office:value-type="float" office:value="5.16">
                <text:p>5.16</text:p>
              </table:table-cell>
              <table:table-cell office:value-type="float" office:value="4.54">
                <text:p>4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  <draw:g>
                  <svg:desc>final.A33:final.A33</svg:desc>
                </draw:g>
              </table:table-cell>
              <table:table-cell office:value-type="float" office:value="0.38">
                <text:p>0.38</text:p>
                <draw:g>
                  <svg:desc>final.A34:final.AF34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84">
                <text:p>0.84</text:p>
              </table:table-cell>
              <table:table-cell office:value-type="float" office:value="1.36">
                <text:p>1.36</text:p>
              </table:table-cell>
              <table:table-cell office:value-type="float" office:value="2.7">
                <text:p>2.7</text:p>
              </table:table-cell>
              <table:table-cell office:value-type="float" office:value="2.22">
                <text:p>2.22</text:p>
              </table:table-cell>
              <table:table-cell office:value-type="float" office:value="2.8">
                <text:p>2.8</text:p>
              </table:table-cell>
              <table:table-cell office:value-type="float" office:value="3.4">
                <text:p>3.4</text:p>
              </table:table-cell>
              <table:table-cell office:value-type="float" office:value="3.82">
                <text:p>3.82</text:p>
              </table:table-cell>
              <table:table-cell office:value-type="float" office:value="4.34">
                <text:p>4.34</text:p>
              </table:table-cell>
              <table:table-cell office:value-type="float" office:value="4.08">
                <text:p>4.08</text:p>
              </table:table-cell>
              <table:table-cell office:value-type="float" office:value="4.8">
                <text:p>4.8</text:p>
              </table:table-cell>
              <table:table-cell office:value-type="float" office:value="4.42">
                <text:p>4.42</text:p>
              </table:table-cell>
              <table:table-cell office:value-type="float" office:value="3.82">
                <text:p>3.82</text:p>
              </table:table-cell>
              <table:table-cell office:value-type="float" office:value="4.8">
                <text:p>4.8</text:p>
              </table:table-cell>
              <table:table-cell office:value-type="float" office:value="3.9">
                <text:p>3.9</text:p>
              </table:table-cell>
              <table:table-cell office:value-type="float" office:value="4.28">
                <text:p>4.28</text:p>
              </table:table-cell>
              <table:table-cell office:value-type="float" office:value="4.52">
                <text:p>4.52</text:p>
              </table:table-cell>
              <table:table-cell office:value-type="float" office:value="3.54">
                <text:p>3.54</text:p>
              </table:table-cell>
              <table:table-cell office:value-type="float" office:value="4.6">
                <text:p>4.6</text:p>
              </table:table-cell>
              <table:table-cell office:value-type="float" office:value="4.3">
                <text:p>4.3</text:p>
              </table:table-cell>
              <table:table-cell office:value-type="float" office:value="4.76">
                <text:p>4.76</text:p>
              </table:table-cell>
              <table:table-cell office:value-type="float" office:value="4.56">
                <text:p>4.56</text:p>
              </table:table-cell>
              <table:table-cell office:value-type="float" office:value="3.94">
                <text:p>3.94</text:p>
              </table:table-cell>
              <table:table-cell office:value-type="float" office:value="4.38">
                <text:p>4.38</text:p>
              </table:table-cell>
              <table:table-cell office:value-type="float" office:value="4.4">
                <text:p>4.4</text:p>
              </table:table-cell>
              <table:table-cell office:value-type="float" office:value="5.54">
                <text:p>5.54</text:p>
              </table:table-cell>
              <table:table-cell office:value-type="float" office:value="4.14">
                <text:p>4.14</text:p>
              </table:table-cell>
              <table:table-cell office:value-type="float" office:value="4.22">
                <text:p>4.22</text:p>
              </table:table-cell>
              <table:table-cell office:value-type="float" office:value="4.96">
                <text:p>4.96</text:p>
              </table:table-cell>
              <table:table-cell office:value-type="float" office:value="0.04">
                <text:p>0.04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